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517cm"/>
    </style:style>
    <style:style style:name="co4" style:family="table-column">
      <style:table-column-properties fo:break-before="auto" style:column-width="11.437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849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6.262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8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font-name="Ubuntu" fo:hyphenate="false"/>
    </style:style>
    <style:style style:name="ce9" style:family="table-cell" style:parent-style-name="Default">
      <style:table-cell-properties fo:wrap-option="no-wrap" style:shrink-to-fit="true"/>
      <style:text-properties style:font-name="Ubuntu" fo:hyphenate="false"/>
    </style:style>
    <style:style style:name="ce10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 fo:margin-left="0cm"/>
      <style:text-properties fo:color="#eeeeee" style:font-name="Ubuntu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style:shrink-to-fit="true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11"/>
        <table:table-column table:style-name="co1" table:number-columns-repeated="1013" table:default-cell-style-name="ce3"/>
        <table:table-row table:style-name="ro1">
          <table:table-cell table:style-name="ce1" office:value-type="string" calcext:value-type="string">
            <text:p>Link Number Raw</text:p>
          </table:table-cell>
          <table:table-cell table:style-name="ce4" office:value-type="string" calcext:value-type="string">
            <text:p>Library Name Raw</text:p>
          </table:table-cell>
          <table:table-cell table:style-name="ce4" office:value-type="string" calcext:value-type="string">
            <text:p>Data Type Raw</text:p>
          </table:table-cell>
          <table:table-cell table:style-name="ce4" office:value-type="string" calcext:value-type="string">
            <text:p>Accessible Data Sources Raw</text:p>
          </table:table-cell>
          <table:table-cell table:style-name="ce4" office:value-type="string" calcext:value-type="string">
            <text:p>Tags Raw</text:p>
          </table:table-cell>
          <table:table-cell table:style-name="ce7" office:value-type="string" calcext:value-type="string">
            <text:p>API Reference Document Raw</text:p>
          </table:table-cell>
          <table:table-cell table:style-name="ce10" office:value-type="string" calcext:value-type="string">
            <text:p>Library Name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Accessible Data Sources</text:p>
          </table:table-cell>
          <table:table-cell table:style-name="ce10" office:value-type="string" calcext:value-type="string">
            <text:p>Tags</text:p>
          </table:table-cell>
          <table:table-cell table:style-name="ce10" office:value-type="string" calcext:value-type="string">
            <text:p>Links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tai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altair-viz.github.io/index.html</text:p>
          </table:table-cell>
          <table:table-cell table:style-name="ce2" table:formula="of:=COM.MICROSOFT.CONCAT(&quot;[&quot;;[.B2];&quot;][&quot;;[.A2];&quot;]&quot;)" office:value-type="string" office:string-value="[altair][1]" calcext:value-type="string">
            <text:p>[altair][1]</text:p>
          </table:table-cell>
          <table:table-cell table:style-name="ce2" table:formula="of:=COM.MICROSOFT.CONCAT([.C2]; &quot;&quot;)" office:value-type="string" office:string-value="Vector" calcext:value-type="string">
            <text:p>Vector</text:p>
          </table:table-cell>
          <table:table-cell table:style-name="ce2" table:formula="of:=COM.MICROSOFT.CONCAT([.D2];&quot;&quot;)">
            <text:p/>
          </table:table-cell>
          <table:table-cell table:style-name="ce2" table:formula="of:=COM.MICROSOFT.CONCAT([.E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];&quot;]: &quot;;[.F2])" office:value-type="string" office:string-value="[1]: https://altair-viz.github.io/index.html" calcext:value-type="string">
            <text:p>[1]: https://altair-viz.github.io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rcPy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ArcGIS</text:p>
          </table:table-cell>
          <table:table-cell table:style-name="ce8" office:value-type="string" calcext:value-type="string">
            <text:p>https://pro.arcgis.com/en/pro-app/latest/arcpy/functions/alphabetical-list-of-arcpy-functions.htm</text:p>
          </table:table-cell>
          <table:table-cell table:style-name="ce2" table:formula="of:=COM.MICROSOFT.CONCAT(&quot;[&quot;;[.B3];&quot;][&quot;;[.A3];&quot;]&quot;)" office:value-type="string" office:string-value="[ArcPy][2]" calcext:value-type="string">
            <text:p>[ArcPy][2]</text:p>
          </table:table-cell>
          <table:table-cell table:style-name="ce2" table:formula="of:=COM.MICROSOFT.CONCAT([.C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];&quot;&quot;)" office:value-type="string" office:string-value="ArcGIS" calcext:value-type="string">
            <text:p>ArcGIS</text:p>
          </table:table-cell>
          <table:table-cell table:style-name="ce2" table:formula="of:=COM.MICROSOFT.CONCAT([.E3];&quot;&quot;)" office:value-type="string" office:string-value="ArcGIS" calcext:value-type="string">
            <text:p>ArcGIS</text:p>
          </table:table-cell>
          <table:table-cell table:style-name="ce23" table:formula="of:=COM.MICROSOFT.CONCAT(&quot;[&quot;;[.A3];&quot;]: &quot;;[.F3])" office:value-type="string" office:string-value="[2]: https://pro.arcgis.com/en/pro-app/latest/arcpy/functions/alphabetical-list-of-arcpy-functions.htm" calcext:value-type="string">
            <text:p>[2]: https://pro.arcgis.com/en/pro-app/latest/arcpy/functions/alphabetical-list-of-arcpy-functions.htm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asemap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rojection</text:p>
          </table:table-cell>
          <table:table-cell table:style-name="ce8" office:value-type="string" calcext:value-type="string">
            <text:p>https://matplotlib.org/basemap/users/index.html</text:p>
          </table:table-cell>
          <table:table-cell table:style-name="ce2" table:formula="of:=COM.MICROSOFT.CONCAT(&quot;[&quot;;[.B4];&quot;][&quot;;[.A4];&quot;]&quot;)" office:value-type="string" office:string-value="[basemap][3]" calcext:value-type="string">
            <text:p>[basemap][3]</text:p>
          </table:table-cell>
          <table:table-cell table:style-name="ce2" table:formula="of:=COM.MICROSOFT.CONCAT([.C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4];&quot;&quot;)">
            <text:p/>
          </table:table-cell>
          <table:table-cell table:style-name="ce2" table:formula="of:=COM.MICROSOFT.CONCAT([.E4];&quot;&quot;)" office:value-type="string" office:string-value="projection" calcext:value-type="string">
            <text:p>projection</text:p>
          </table:table-cell>
          <table:table-cell table:style-name="ce23" table:formula="of:=COM.MICROSOFT.CONCAT(&quot;[&quot;;[.A4];&quot;]: &quot;;[.F4])" office:value-type="string" office:string-value="[3]: https://matplotlib.org/basemap/users/index.html" calcext:value-type="string">
            <text:p>[3]: https://matplotlib.org/basemap/users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nop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CanopySimulations/canopy-python</text:p>
          </table:table-cell>
          <table:table-cell table:style-name="ce2" table:formula="of:=COM.MICROSOFT.CONCAT(&quot;[&quot;;[.B5];&quot;][&quot;;[.A5];&quot;]&quot;)" office:value-type="string" office:string-value="[canopy][4]" calcext:value-type="string">
            <text:p>[canopy][4]</text:p>
          </table:table-cell>
          <table:table-cell table:style-name="ce2" table:formula="of:=COM.MICROSOFT.CONCAT([.C5]; &quot;&quot;)" office:value-type="string" office:string-value="Vector" calcext:value-type="string">
            <text:p>Vector</text:p>
          </table:table-cell>
          <table:table-cell table:style-name="ce2" table:formula="of:=COM.MICROSOFT.CONCAT([.D5];&quot;&quot;)">
            <text:p/>
          </table:table-cell>
          <table:table-cell table:style-name="ce2" table:formula="of:=COM.MICROSOFT.CONCAT([.E5];&quot;&quot;)">
            <text:p/>
          </table:table-cell>
          <table:table-cell table:style-name="ce23" table:formula="of:=COM.MICROSOFT.CONCAT(&quot;[&quot;;[.A5];&quot;]: &quot;;[.F5])" office:value-type="string" office:string-value="[4]: https://github.com/CanopySimulations/canopy-python" calcext:value-type="string">
            <text:p>[4]: https://github.com/CanopySimulations/canopy-python</text:p>
          </table:table-cell>
          <table:table-cell table:number-columns-repeated="101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rto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 visualization</text:p>
          </table:table-cell>
          <table:table-cell table:style-name="ce8" office:value-type="string" calcext:value-type="string">
            <text:p>https://scitools.org.uk/cartopy/docs/latest/reference/index.html</text:p>
          </table:table-cell>
          <table:table-cell table:style-name="ce2" table:formula="of:=COM.MICROSOFT.CONCAT(&quot;[&quot;;[.B6];&quot;][&quot;;[.A6];&quot;]&quot;)" office:value-type="string" office:string-value="[cartopy][5]" calcext:value-type="string">
            <text:p>[cartopy][5]</text:p>
          </table:table-cell>
          <table:table-cell table:style-name="ce2" table:formula="of:=COM.MICROSOFT.CONCAT([.C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6];&quot;&quot;)">
            <text:p/>
          </table:table-cell>
          <table:table-cell table:style-name="ce2" table:formula="of:=COM.MICROSOFT.CONCAT([.E6];&quot;&quot;)" office:value-type="string" office:string-value="analysis visualization" calcext:value-type="string">
            <text:p>analysis visualization</text:p>
          </table:table-cell>
          <table:table-cell table:style-name="ce23" table:formula="of:=COM.MICROSOFT.CONCAT(&quot;[&quot;;[.A6];&quot;]: &quot;;[.F6])" office:value-type="string" office:string-value="[5]: https://scitools.org.uk/cartopy/docs/latest/reference/index.html" calcext:value-type="string">
            <text:p>[5]: https://scitools.org.uk/cartopy/docs/latest/reference/index.html</text:p>
          </table:table-cell>
          <table:table-cell table:number-columns-repeated="1013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gal-bindings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sciencectn/cgal-bindings</text:p>
          </table:table-cell>
          <table:table-cell table:style-name="ce2" table:formula="of:=COM.MICROSOFT.CONCAT(&quot;[&quot;;[.B7];&quot;][&quot;;[.A7];&quot;]&quot;)" office:value-type="string" office:string-value="[Cgal-bindings][6]" calcext:value-type="string">
            <text:p>[Cgal-bindings][6]</text:p>
          </table:table-cell>
          <table:table-cell table:style-name="ce2" table:formula="of:=COM.MICROSOFT.CONCAT([.C7]; &quot;&quot;)" office:value-type="string" office:string-value="Vector" calcext:value-type="string">
            <text:p>Vector</text:p>
          </table:table-cell>
          <table:table-cell table:style-name="ce2" table:formula="of:=COM.MICROSOFT.CONCAT([.D7];&quot;&quot;)">
            <text:p/>
          </table:table-cell>
          <table:table-cell table:style-name="ce2" table:formula="of:=COM.MICROSOFT.CONCAT([.E7];&quot;&quot;)">
            <text:p/>
          </table:table-cell>
          <table:table-cell table:style-name="ce23" table:formula="of:=COM.MICROSOFT.CONCAT(&quot;[&quot;;[.A7];&quot;]: &quot;;[.F7])" office:value-type="string" office:string-value="[6]: https://github.com/sciencectn/cgal-bindings" calcext:value-type="string">
            <text:p>[6]: https://github.com/sciencectn/cgal-bindings</text:p>
          </table:table-cell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taCube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atellite Imagery</text:p>
          </table:table-cell>
          <table:table-cell table:style-name="ce5" office:value-type="string" calcext:value-type="string">
            <text:p>satellite imagery</text:p>
          </table:table-cell>
          <table:table-cell table:style-name="ce8" office:value-type="string" calcext:value-type="string">
            <text:p>https://datacube-core.readthedocs.io/en/latest/api/core-classes/datacube.html</text:p>
          </table:table-cell>
          <table:table-cell table:style-name="ce2" table:formula="of:=COM.MICROSOFT.CONCAT(&quot;[&quot;;[.B8];&quot;][&quot;;[.A8];&quot;]&quot;)" office:value-type="string" office:string-value="[DataCube][7]" calcext:value-type="string">
            <text:p>[DataCube][7]</text:p>
          </table:table-cell>
          <table:table-cell table:style-name="ce2" table:formula="of:=COM.MICROSOFT.CONCAT([.C8]; &quot;&quot;)" office:value-type="string" office:string-value="Raster" calcext:value-type="string">
            <text:p>Raster</text:p>
          </table:table-cell>
          <table:table-cell table:style-name="ce2" table:formula="of:=COM.MICROSOFT.CONCAT([.D8];&quot;&quot;)" office:value-type="string" office:string-value="Satellite Imagery" calcext:value-type="string">
            <text:p>Satellite Imagery</text:p>
          </table:table-cell>
          <table:table-cell table:style-name="ce2" table:formula="of:=COM.MICROSOFT.CONCAT([.E8];&quot;&quot;)" office:value-type="string" office:string-value="satellite imagery" calcext:value-type="string">
            <text:p>satellite imagery</text:p>
          </table:table-cell>
          <table:table-cell table:style-name="ce23" table:formula="of:=COM.MICROSOFT.CONCAT(&quot;[&quot;;[.A8];&quot;]: &quot;;[.F8])" office:value-type="string" office:string-value="[7]: https://datacube-core.readthedocs.io/en/latest/api/core-classes/datacube.html" calcext:value-type="string">
            <text:p>[7]: https://datacube-core.readthedocs.io/en/latest/api/core-classes/datacube.html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scartes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pypi.org/project/descartes/</text:p>
          </table:table-cell>
          <table:table-cell table:style-name="ce2" table:formula="of:=COM.MICROSOFT.CONCAT(&quot;[&quot;;[.B9];&quot;][&quot;;[.A9];&quot;]&quot;)" office:value-type="string" office:string-value="[descartes][8]" calcext:value-type="string">
            <text:p>[descartes][8]</text:p>
          </table:table-cell>
          <table:table-cell table:style-name="ce2" table:formula="of:=COM.MICROSOFT.CONCAT([.C9]; &quot;&quot;)" office:value-type="string" office:string-value="Raster" calcext:value-type="string">
            <text:p>Raster</text:p>
          </table:table-cell>
          <table:table-cell table:style-name="ce2" table:formula="of:=COM.MICROSOFT.CONCAT([.D9];&quot;&quot;)">
            <text:p/>
          </table:table-cell>
          <table:table-cell table:style-name="ce2" table:formula="of:=COM.MICROSOFT.CONCAT([.E9];&quot;&quot;)" office:value-type="string" office:string-value="image" calcext:value-type="string">
            <text:p>image</text:p>
          </table:table-cell>
          <table:table-cell table:style-name="ce23" table:formula="of:=COM.MICROSOFT.CONCAT(&quot;[&quot;;[.A9];&quot;]: &quot;;[.F9])" office:value-type="string" office:string-value="[8]: https://pypi.org/project/descartes/" calcext:value-type="string">
            <text:p>[8]: https://pypi.org/project/descartes/</text:p>
          </table:table-cell>
          <table:table-cell table:number-columns-repeated="101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arth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lot</text:p>
          </table:table-cell>
          <table:table-cell table:style-name="ce8" office:value-type="string" calcext:value-type="string">
            <text:p>https://earthpy.readthedocs.io/en/latest/</text:p>
          </table:table-cell>
          <table:table-cell table:style-name="ce2" table:formula="of:=COM.MICROSOFT.CONCAT(&quot;[&quot;;[.B10];&quot;][&quot;;[.A10];&quot;]&quot;)" office:value-type="string" office:string-value="[earthpy][9]" calcext:value-type="string">
            <text:p>[earthpy][9]</text:p>
          </table:table-cell>
          <table:table-cell table:style-name="ce2" table:formula="of:=COM.MICROSOFT.CONCAT([.C1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0];&quot;&quot;)">
            <text:p/>
          </table:table-cell>
          <table:table-cell table:style-name="ce2" table:formula="of:=COM.MICROSOFT.CONCAT([.E10];&quot;&quot;)" office:value-type="string" office:string-value="plot" calcext:value-type="string">
            <text:p>plot</text:p>
          </table:table-cell>
          <table:table-cell table:style-name="ce23" table:formula="of:=COM.MICROSOFT.CONCAT(&quot;[&quot;;[.A10];&quot;]: &quot;;[.F10])" office:value-type="string" office:string-value="[9]: https://earthpy.readthedocs.io/en/latest/" calcext:value-type="string">
            <text:p>[9]: https://earthpy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oxServer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Earth Observation</text:p>
          </table:table-cell>
          <table:table-cell table:style-name="ce5" office:value-type="string" calcext:value-type="string">
            <text:p>ESA</text:p>
          </table:table-cell>
          <table:table-cell table:style-name="ce8" office:value-type="string" calcext:value-type="string">
            <text:p>https://docs.eoxserver.org/en/stable/apidoc/modules.html</text:p>
          </table:table-cell>
          <table:table-cell table:style-name="ce2" table:formula="of:=COM.MICROSOFT.CONCAT(&quot;[&quot;;[.B11];&quot;][&quot;;[.A11];&quot;]&quot;)" office:value-type="string" office:string-value="[EoxServer][10]" calcext:value-type="string">
            <text:p>[EoxServer][10]</text:p>
          </table:table-cell>
          <table:table-cell table:style-name="ce2" table:formula="of:=COM.MICROSOFT.CONCAT([.C11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1];&quot;&quot;)" office:value-type="string" office:string-value="Earth Observation" calcext:value-type="string">
            <text:p>Earth Observation</text:p>
          </table:table-cell>
          <table:table-cell table:style-name="ce2" table:formula="of:=COM.MICROSOFT.CONCAT([.E11];&quot;&quot;)" office:value-type="string" office:string-value="ESA" calcext:value-type="string">
            <text:p>ESA</text:p>
          </table:table-cell>
          <table:table-cell table:style-name="ce23" table:formula="of:=COM.MICROSOFT.CONCAT(&quot;[&quot;;[.A11];&quot;]: &quot;;[.F11])" office:value-type="string" office:string-value="[10]: https://docs.eoxserver.org/en/stable/apidoc/modules.html" calcext:value-type="string">
            <text:p>[10]: https://docs.eoxserver.org/en/stable/apidoc/module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io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ad write</text:p>
          </table:table-cell>
          <table:table-cell table:style-name="ce8" office:value-type="string" calcext:value-type="string">
            <text:p>https://fiona.readthedocs.io/en/stable/</text:p>
          </table:table-cell>
          <table:table-cell table:style-name="ce2" table:formula="of:=COM.MICROSOFT.CONCAT(&quot;[&quot;;[.B12];&quot;][&quot;;[.A12];&quot;]&quot;)" office:value-type="string" office:string-value="[Fiona][11]" calcext:value-type="string">
            <text:p>[Fiona][11]</text:p>
          </table:table-cell>
          <table:table-cell table:style-name="ce2" table:formula="of:=COM.MICROSOFT.CONCAT([.C12]; &quot;&quot;)" office:value-type="string" office:string-value="Vector" calcext:value-type="string">
            <text:p>Vector</text:p>
          </table:table-cell>
          <table:table-cell table:style-name="ce2" table:formula="of:=COM.MICROSOFT.CONCAT([.D12];&quot;&quot;)">
            <text:p/>
          </table:table-cell>
          <table:table-cell table:style-name="ce2" table:formula="of:=COM.MICROSOFT.CONCAT([.E12];&quot;&quot;)" office:value-type="string" office:string-value="read write" calcext:value-type="string">
            <text:p>read write</text:p>
          </table:table-cell>
          <table:table-cell table:style-name="ce23" table:formula="of:=COM.MICROSOFT.CONCAT(&quot;[&quot;;[.A12];&quot;]: &quot;;[.F12])" office:value-type="string" office:string-value="[11]: https://fiona.readthedocs.io/en/stable/" calcext:value-type="string">
            <text:p>[11]: https://fiona.readthedocs.io/en/stable/</text:p>
          </table:table-cell>
          <table:table-cell table:number-columns-repeated="101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ME Python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FME</text:p>
          </table:table-cell>
          <table:table-cell table:style-name="ce8" office:value-type="string" calcext:value-type="string">
            <text:p>https://docs.safe.com/fme/html/fmepython/index.html</text:p>
          </table:table-cell>
          <table:table-cell table:style-name="ce2" table:formula="of:=COM.MICROSOFT.CONCAT(&quot;[&quot;;[.B13];&quot;][&quot;;[.A13];&quot;]&quot;)" office:value-type="string" office:string-value="[FME Python][12]" calcext:value-type="string">
            <text:p>[FME Python][12]</text:p>
          </table:table-cell>
          <table:table-cell table:style-name="ce2" table:formula="of:=COM.MICROSOFT.CONCAT([.C1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3];&quot;&quot;)">
            <text:p/>
          </table:table-cell>
          <table:table-cell table:style-name="ce2" table:formula="of:=COM.MICROSOFT.CONCAT([.E13];&quot;&quot;)" office:value-type="string" office:string-value="FME" calcext:value-type="string">
            <text:p>FME</text:p>
          </table:table-cell>
          <table:table-cell table:style-name="ce23" table:formula="of:=COM.MICROSOFT.CONCAT(&quot;[&quot;;[.A13];&quot;]: &quot;;[.F13])" office:value-type="string" office:string-value="[12]: https://docs.safe.com/fme/html/fmepython/index.html" calcext:value-type="string">
            <text:p>[12]: https://docs.safe.com/fme/html/fmepython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lium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python-visualization.github.io/folium/</text:p>
          </table:table-cell>
          <table:table-cell table:style-name="ce2" table:formula="of:=COM.MICROSOFT.CONCAT(&quot;[&quot;;[.B14];&quot;][&quot;;[.A14];&quot;]&quot;)" office:value-type="string" office:string-value="[Folium][13]" calcext:value-type="string">
            <text:p>[Folium][13]</text:p>
          </table:table-cell>
          <table:table-cell table:style-name="ce2" table:formula="of:=COM.MICROSOFT.CONCAT([.C1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4];&quot;&quot;)">
            <text:p/>
          </table:table-cell>
          <table:table-cell table:style-name="ce2" table:formula="of:=COM.MICROSOFT.CONCAT([.E14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14];&quot;]: &quot;;[.F14])" office:value-type="string" office:string-value="[13]: https://python-visualization.github.io/folium/" calcext:value-type="string">
            <text:p>[13]: https://python-visualization.github.io/folium/</text:p>
          </table:table-cell>
          <table:table-cell table:number-columns-repeated="101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DAL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manipulation</text:p>
          </table:table-cell>
          <table:table-cell table:style-name="ce8" office:value-type="string" calcext:value-type="string">
            <text:p>https://gdal.org/api/python.html</text:p>
          </table:table-cell>
          <table:table-cell table:style-name="ce2" table:formula="of:=COM.MICROSOFT.CONCAT(&quot;[&quot;;[.B15];&quot;][&quot;;[.A15];&quot;]&quot;)" office:value-type="string" office:string-value="[GDAL][14]" calcext:value-type="string">
            <text:p>[GDAL][14]</text:p>
          </table:table-cell>
          <table:table-cell table:style-name="ce2" table:formula="of:=COM.MICROSOFT.CONCAT([.C1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5];&quot;&quot;)">
            <text:p/>
          </table:table-cell>
          <table:table-cell table:style-name="ce2" table:formula="of:=COM.MICROSOFT.CONCAT([.E15];&quot;&quot;)" office:value-type="string" office:string-value="manipulation" calcext:value-type="string">
            <text:p>manipulation</text:p>
          </table:table-cell>
          <table:table-cell table:style-name="ce23" table:formula="of:=COM.MICROSOFT.CONCAT(&quot;[&quot;;[.A15];&quot;]: &quot;;[.F15])" office:value-type="string" office:string-value="[14]: https://gdal.org/api/python.html" calcext:value-type="string">
            <text:p>[14]: https://gdal.org/api/python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eemap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Google</text:p>
          </table:table-cell>
          <table:table-cell table:style-name="ce5" office:value-type="string" calcext:value-type="string">
            <text:p>earth engine</text:p>
          </table:table-cell>
          <table:table-cell table:style-name="ce8" office:value-type="string" calcext:value-type="string">
            <text:p>https://geemap.org/</text:p>
          </table:table-cell>
          <table:table-cell table:style-name="ce2" table:formula="of:=COM.MICROSOFT.CONCAT(&quot;[&quot;;[.B16];&quot;][&quot;;[.A16];&quot;]&quot;)" office:value-type="string" office:string-value="[geemap][15]" calcext:value-type="string">
            <text:p>[geemap][15]</text:p>
          </table:table-cell>
          <table:table-cell table:style-name="ce2" table:formula="of:=COM.MICROSOFT.CONCAT([.C16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6];&quot;&quot;)" office:value-type="string" office:string-value="Google" calcext:value-type="string">
            <text:p>Google</text:p>
          </table:table-cell>
          <table:table-cell table:style-name="ce2" table:formula="of:=COM.MICROSOFT.CONCAT([.E16];&quot;&quot;)" office:value-type="string" office:string-value="earth engine" calcext:value-type="string">
            <text:p>earth engine</text:p>
          </table:table-cell>
          <table:table-cell table:style-name="ce23" table:formula="of:=COM.MICROSOFT.CONCAT(&quot;[&quot;;[.A16];&quot;]: &quot;;[.F16])" office:value-type="string" office:string-value="[15]: https://geemap.org/" calcext:value-type="string">
            <text:p>[15]: https://geemap.org/</text:p>
          </table:table-cell>
          <table:table-cell table:number-columns-repeated="101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eoAlchemy2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Lite PostGIS</text:p>
          </table:table-cell>
          <table:table-cell table:style-name="ce8" office:value-type="string" calcext:value-type="string">
            <text:p>https://geoalchemy-2.readthedocs.io/en/latest/index.html</text:p>
          </table:table-cell>
          <table:table-cell table:style-name="ce2" table:formula="of:=COM.MICROSOFT.CONCAT(&quot;[&quot;;[.B17];&quot;][&quot;;[.A17];&quot;]&quot;)" office:value-type="string" office:string-value="[GeoAlchemy2][16]" calcext:value-type="string">
            <text:p>[GeoAlchemy2][16]</text:p>
          </table:table-cell>
          <table:table-cell table:style-name="ce2" table:formula="of:=COM.MICROSOFT.CONCAT([.C17]; &quot;&quot;)" office:value-type="string" office:string-value="Vector" calcext:value-type="string">
            <text:p>Vector</text:p>
          </table:table-cell>
          <table:table-cell table:style-name="ce2" table:formula="of:=COM.MICROSOFT.CONCAT([.D17];&quot;&quot;)">
            <text:p/>
          </table:table-cell>
          <table:table-cell table:style-name="ce2" table:formula="of:=COM.MICROSOFT.CONCAT([.E17];&quot;&quot;)" office:value-type="string" office:string-value="SpatialLite PostGIS" calcext:value-type="string">
            <text:p>SpatialLite PostGIS</text:p>
          </table:table-cell>
          <table:table-cell table:style-name="ce23" table:formula="of:=COM.MICROSOFT.CONCAT(&quot;[&quot;;[.A17];&quot;]: &quot;;[.F17])" office:value-type="string" office:string-value="[16]: https://geoalchemy-2.readthedocs.io/en/latest/index.html" calcext:value-type="string">
            <text:p>[16]: https://geoalchemy-2.readthedocs.io/en/latest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geographiclib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desic calculations</text:p>
          </table:table-cell>
          <table:table-cell table:style-name="ce8" office:value-type="string" calcext:value-type="string">
            <text:p>https://geographiclib.sourceforge.io/1.52/python/index.html</text:p>
          </table:table-cell>
          <table:table-cell table:style-name="ce2" table:formula="of:=COM.MICROSOFT.CONCAT(&quot;[&quot;;[.B18];&quot;][&quot;;[.A18];&quot;]&quot;)" office:value-type="string" office:string-value="[geographiclib][17]" calcext:value-type="string">
            <text:p>[geographiclib][17]</text:p>
          </table:table-cell>
          <table:table-cell table:style-name="ce2" table:formula="of:=COM.MICROSOFT.CONCAT([.C18]; &quot;&quot;)" office:value-type="string" office:string-value="Vector" calcext:value-type="string">
            <text:p>Vector</text:p>
          </table:table-cell>
          <table:table-cell table:style-name="ce2" table:formula="of:=COM.MICROSOFT.CONCAT([.D18];&quot;&quot;)">
            <text:p/>
          </table:table-cell>
          <table:table-cell table:style-name="ce2" table:formula="of:=COM.MICROSOFT.CONCAT([.E18];&quot;&quot;)" office:value-type="string" office:string-value="geodesic calculations" calcext:value-type="string">
            <text:p>geodesic calculations</text:p>
          </table:table-cell>
          <table:table-cell table:style-name="ce23" table:formula="of:=COM.MICROSOFT.CONCAT(&quot;[&quot;;[.A18];&quot;]: &quot;;[.F18])" office:value-type="string" office:string-value="[17]: https://geographiclib.sourceforge.io/1.52/python/index.html" calcext:value-type="string">
            <text:p>[17]: https://geographiclib.sourceforge.io/1.52/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eojsonio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</text:p>
          </table:table-cell>
          <table:table-cell table:style-name="ce8" office:value-type="string" calcext:value-type="string">
            <text:p>https://github.com/jwass/geojsonio.py</text:p>
          </table:table-cell>
          <table:table-cell table:style-name="ce2" table:formula="of:=COM.MICROSOFT.CONCAT(&quot;[&quot;;[.B19];&quot;][&quot;;[.A19];&quot;]&quot;)" office:value-type="string" office:string-value="[geojsonio][18]" calcext:value-type="string">
            <text:p>[geojsonio][18]</text:p>
          </table:table-cell>
          <table:table-cell table:style-name="ce2" table:formula="of:=COM.MICROSOFT.CONCAT([.C19]; &quot;&quot;)" office:value-type="string" office:string-value="Vector" calcext:value-type="string">
            <text:p>Vector</text:p>
          </table:table-cell>
          <table:table-cell table:style-name="ce2" table:formula="of:=COM.MICROSOFT.CONCAT([.D19];&quot;&quot;)">
            <text:p/>
          </table:table-cell>
          <table:table-cell table:style-name="ce2" table:formula="of:=COM.MICROSOFT.CONCAT([.E19];&quot;&quot;)" office:value-type="string" office:string-value="geojson" calcext:value-type="string">
            <text:p>geojson</text:p>
          </table:table-cell>
          <table:table-cell table:style-name="ce23" table:formula="of:=COM.MICROSOFT.CONCAT(&quot;[&quot;;[.A19];&quot;]: &quot;;[.F19])" office:value-type="string" office:string-value="[18]: https://github.com/jwass/geojsonio.py" calcext:value-type="string">
            <text:p>[18]: https://github.com/jwass/geojsonio.py</text:p>
          </table:table-cell>
          <table:table-cell table:number-columns-repeated="101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eome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 WKT WKB</text:p>
          </table:table-cell>
          <table:table-cell table:style-name="ce8" office:value-type="string" calcext:value-type="string">
            <text:p>https://github.com/geomet/geomet</text:p>
          </table:table-cell>
          <table:table-cell table:style-name="ce2" table:formula="of:=COM.MICROSOFT.CONCAT(&quot;[&quot;;[.B20];&quot;][&quot;;[.A20];&quot;]&quot;)" office:value-type="string" office:string-value="[Geomet][19]" calcext:value-type="string">
            <text:p>[Geomet][19]</text:p>
          </table:table-cell>
          <table:table-cell table:style-name="ce2" table:formula="of:=COM.MICROSOFT.CONCAT([.C20]; &quot;&quot;)" office:value-type="string" office:string-value="Vector" calcext:value-type="string">
            <text:p>Vector</text:p>
          </table:table-cell>
          <table:table-cell table:style-name="ce2" table:formula="of:=COM.MICROSOFT.CONCAT([.D20];&quot;&quot;)">
            <text:p/>
          </table:table-cell>
          <table:table-cell table:style-name="ce2" table:formula="of:=COM.MICROSOFT.CONCAT([.E20];&quot;&quot;)" office:value-type="string" office:string-value="geojson WKT WKB" calcext:value-type="string">
            <text:p>geojson WKT WKB</text:p>
          </table:table-cell>
          <table:table-cell table:style-name="ce23" table:formula="of:=COM.MICROSOFT.CONCAT(&quot;[&quot;;[.A20];&quot;]: &quot;;[.F20])" office:value-type="string" office:string-value="[19]: https://github.com/geomet/geomet" calcext:value-type="string">
            <text:p>[19]: https://github.com/geomet/geomet</text:p>
          </table:table-cell>
          <table:table-cell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eopanda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</text:p>
          </table:table-cell>
          <table:table-cell table:style-name="ce8" office:value-type="string" calcext:value-type="string">
            <text:p>https://geopandas.org/en/stable/docs.html</text:p>
          </table:table-cell>
          <table:table-cell table:style-name="ce2" table:formula="of:=COM.MICROSOFT.CONCAT(&quot;[&quot;;[.B21];&quot;][&quot;;[.A21];&quot;]&quot;)" office:value-type="string" office:string-value="[Geopandas][20]" calcext:value-type="string">
            <text:p>[Geopandas][20]</text:p>
          </table:table-cell>
          <table:table-cell table:style-name="ce2" table:formula="of:=COM.MICROSOFT.CONCAT([.C21]; &quot;&quot;)" office:value-type="string" office:string-value="Vector" calcext:value-type="string">
            <text:p>Vector</text:p>
          </table:table-cell>
          <table:table-cell table:style-name="ce2" table:formula="of:=COM.MICROSOFT.CONCAT([.D21];&quot;&quot;)">
            <text:p/>
          </table:table-cell>
          <table:table-cell table:style-name="ce2" table:formula="of:=COM.MICROSOFT.CONCAT([.E21];&quot;&quot;)" office:value-type="string" office:string-value="pandas" calcext:value-type="string">
            <text:p>pandas</text:p>
          </table:table-cell>
          <table:table-cell table:style-name="ce23" table:formula="of:=COM.MICROSOFT.CONCAT(&quot;[&quot;;[.A21];&quot;]: &quot;;[.F21])" office:value-type="string" office:string-value="[20]: https://geopandas.org/en/stable/docs.html" calcext:value-type="string">
            <text:p>[20]: https://geopandas.org/en/stable/doc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geoplo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residentmario.github.io/geoplot/api_reference.html</text:p>
          </table:table-cell>
          <table:table-cell table:style-name="ce2" table:formula="of:=COM.MICROSOFT.CONCAT(&quot;[&quot;;[.B22];&quot;][&quot;;[.A22];&quot;]&quot;)" office:value-type="string" office:string-value="[geoplot][21]" calcext:value-type="string">
            <text:p>[geoplot][21]</text:p>
          </table:table-cell>
          <table:table-cell table:style-name="ce2" table:formula="of:=COM.MICROSOFT.CONCAT([.C22]; &quot;&quot;)" office:value-type="string" office:string-value="Vector" calcext:value-type="string">
            <text:p>Vector</text:p>
          </table:table-cell>
          <table:table-cell table:style-name="ce2" table:formula="of:=COM.MICROSOFT.CONCAT([.D22];&quot;&quot;)">
            <text:p/>
          </table:table-cell>
          <table:table-cell table:style-name="ce2" table:formula="of:=COM.MICROSOFT.CONCAT([.E2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2];&quot;]: &quot;;[.F22])" office:value-type="string" office:string-value="[21]: https://residentmario.github.io/geoplot/api_reference.html" calcext:value-type="string">
            <text:p>[21]: https://residentmario.github.io/geoplot/api_referenc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eo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Nominatim Google</text:p>
          </table:table-cell>
          <table:table-cell table:style-name="ce5" office:value-type="string" calcext:value-type="string">
            <text:p>geocoder</text:p>
          </table:table-cell>
          <table:table-cell table:style-name="ce8" office:value-type="string" calcext:value-type="string">
            <text:p>https://github.com/geopy/geopy</text:p>
          </table:table-cell>
          <table:table-cell table:style-name="ce2" table:formula="of:=COM.MICROSOFT.CONCAT(&quot;[&quot;;[.B23];&quot;][&quot;;[.A23];&quot;]&quot;)" office:value-type="string" office:string-value="[Geopy][22]" calcext:value-type="string">
            <text:p>[Geopy][22]</text:p>
          </table:table-cell>
          <table:table-cell table:style-name="ce2" table:formula="of:=COM.MICROSOFT.CONCAT([.C23]; &quot;&quot;)" office:value-type="string" office:string-value="Vector" calcext:value-type="string">
            <text:p>Vector</text:p>
          </table:table-cell>
          <table:table-cell table:style-name="ce2" table:formula="of:=COM.MICROSOFT.CONCAT([.D23];&quot;&quot;)" office:value-type="string" office:string-value="Nominatim Google" calcext:value-type="string">
            <text:p>Nominatim Google</text:p>
          </table:table-cell>
          <table:table-cell table:style-name="ce2" table:formula="of:=COM.MICROSOFT.CONCAT([.E23];&quot;&quot;)" office:value-type="string" office:string-value="geocoder" calcext:value-type="string">
            <text:p>geocoder</text:p>
          </table:table-cell>
          <table:table-cell table:style-name="ce23" table:formula="of:=COM.MICROSOFT.CONCAT(&quot;[&quot;;[.A23];&quot;]: &quot;;[.F23])" office:value-type="string" office:string-value="[22]: https://github.com/geopy/geopy" calcext:value-type="string">
            <text:p>[22]: https://github.com/geopy/geopy</text:p>
          </table:table-cell>
          <table:table-cell table:number-columns-repeated="101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Ge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JTS</text:p>
          </table:table-cell>
          <table:table-cell table:style-name="ce8" office:value-type="string" calcext:value-type="string">
            <text:p>https://libgeos.org/</text:p>
          </table:table-cell>
          <table:table-cell table:style-name="ce2" table:formula="of:=COM.MICROSOFT.CONCAT(&quot;[&quot;;[.B24];&quot;][&quot;;[.A24];&quot;]&quot;)" office:value-type="string" office:string-value="[Geos][23]" calcext:value-type="string">
            <text:p>[Geos][23]</text:p>
          </table:table-cell>
          <table:table-cell table:style-name="ce2" table:formula="of:=COM.MICROSOFT.CONCAT([.C24]; &quot;&quot;)" office:value-type="string" office:string-value="Vector" calcext:value-type="string">
            <text:p>Vector</text:p>
          </table:table-cell>
          <table:table-cell table:style-name="ce2" table:formula="of:=COM.MICROSOFT.CONCAT([.D24];&quot;&quot;)">
            <text:p/>
          </table:table-cell>
          <table:table-cell table:style-name="ce2" table:formula="of:=COM.MICROSOFT.CONCAT([.E24];&quot;&quot;)" office:value-type="string" office:string-value="JTS" calcext:value-type="string">
            <text:p>JTS</text:p>
          </table:table-cell>
          <table:table-cell table:style-name="ce23" table:formula="of:=COM.MICROSOFT.CONCAT(&quot;[&quot;;[.A24];&quot;]: &quot;;[.F24])" office:value-type="string" office:string-value="[23]: https://libgeos.org/" calcext:value-type="string">
            <text:p>[23]: https://libgeo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geotiff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tif</text:p>
          </table:table-cell>
          <table:table-cell table:style-name="ce8" office:value-type="string" calcext:value-type="string">
            <text:p>https://github.com/KipCrossing/geotiff</text:p>
          </table:table-cell>
          <table:table-cell table:style-name="ce2" table:formula="of:=COM.MICROSOFT.CONCAT(&quot;[&quot;;[.B25];&quot;][&quot;;[.A25];&quot;]&quot;)" office:value-type="string" office:string-value="[geotiff][24]" calcext:value-type="string">
            <text:p>[geotiff][24]</text:p>
          </table:table-cell>
          <table:table-cell table:style-name="ce2" table:formula="of:=COM.MICROSOFT.CONCAT([.C25]; &quot;&quot;)" office:value-type="string" office:string-value="raster" calcext:value-type="string">
            <text:p>raster</text:p>
          </table:table-cell>
          <table:table-cell table:style-name="ce2" table:formula="of:=COM.MICROSOFT.CONCAT([.D25];&quot;&quot;)">
            <text:p/>
          </table:table-cell>
          <table:table-cell table:style-name="ce2" table:formula="of:=COM.MICROSOFT.CONCAT([.E25];&quot;&quot;)" office:value-type="string" office:string-value="tif" calcext:value-type="string">
            <text:p>tif</text:p>
          </table:table-cell>
          <table:table-cell table:style-name="ce23" table:formula="of:=COM.MICROSOFT.CONCAT(&quot;[&quot;;[.A25];&quot;]: &quot;;[.F25])" office:value-type="string" office:string-value="[24]: https://github.com/KipCrossing/geotiff" calcext:value-type="string">
            <text:p>[24]: https://github.com/KipCrossing/geotiff</text:p>
          </table:table-cell>
          <table:table-cell table:number-columns-repeated="1013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gipp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 processing</text:p>
          </table:table-cell>
          <table:table-cell table:style-name="ce8" office:value-type="string" calcext:value-type="string">
            <text:p>https://gippy.readthedocs.io/en/latest/</text:p>
          </table:table-cell>
          <table:table-cell table:style-name="ce2" table:formula="of:=COM.MICROSOFT.CONCAT(&quot;[&quot;;[.B26];&quot;][&quot;;[.A26];&quot;]&quot;)" office:value-type="string" office:string-value="[gippy][25]" calcext:value-type="string">
            <text:p>[gippy][25]</text:p>
          </table:table-cell>
          <table:table-cell table:style-name="ce2" table:formula="of:=COM.MICROSOFT.CONCAT([.C26]; &quot;&quot;)" office:value-type="string" office:string-value="Raster" calcext:value-type="string">
            <text:p>Raster</text:p>
          </table:table-cell>
          <table:table-cell table:style-name="ce2" table:formula="of:=COM.MICROSOFT.CONCAT([.D26];&quot;&quot;)">
            <text:p/>
          </table:table-cell>
          <table:table-cell table:style-name="ce2" table:formula="of:=COM.MICROSOFT.CONCAT([.E26];&quot;&quot;)" office:value-type="string" office:string-value="image processing" calcext:value-type="string">
            <text:p>image processing</text:p>
          </table:table-cell>
          <table:table-cell table:style-name="ce23" table:formula="of:=COM.MICROSOFT.CONCAT(&quot;[&quot;;[.A26];&quot;]: &quot;;[.F26])" office:value-type="string" office:string-value="[25]: https://gippy.readthedocs.io/en/latest/" calcext:value-type="string">
            <text:p>[25]: https://gippy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Vector &amp; Raster</text:p>
          </table:table-cell>
          <table:table-cell table:style-name="ce6" table:number-columns-repeated="2"/>
          <table:table-cell table:style-name="ce8" office:value-type="string" calcext:value-type="string">
            <text:p>https://grasswiki.osgeo.org/wiki/GRASS_Python_Scripting_Library</text:p>
          </table:table-cell>
          <table:table-cell table:style-name="ce2" table:formula="of:=COM.MICROSOFT.CONCAT(&quot;[&quot;;[.B27];&quot;][&quot;;[.A27];&quot;]&quot;)" office:value-type="string" office:string-value="[Grass][26]" calcext:value-type="string">
            <text:p>[Grass][26]</text:p>
          </table:table-cell>
          <table:table-cell table:style-name="ce2" table:formula="of:=COM.MICROSOFT.CONCAT([.C2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27];&quot;&quot;)">
            <text:p/>
          </table:table-cell>
          <table:table-cell table:style-name="ce2" table:formula="of:=COM.MICROSOFT.CONCAT([.E27];&quot;&quot;)">
            <text:p/>
          </table:table-cell>
          <table:table-cell table:style-name="ce23" table:formula="of:=COM.MICROSOFT.CONCAT(&quot;[&quot;;[.A27];&quot;]: &quot;;[.F27])" office:value-type="string" office:string-value="[26]: https://grasswiki.osgeo.org/wiki/GRASS_Python_Scripting_Library" calcext:value-type="string">
            <text:p>[26]: https://grasswiki.osgeo.org/wiki/GRASS_Python_Scripting_Library</text:p>
          </table:table-cell>
          <table:table-cell table:number-columns-repeated="101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3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uber</text:p>
          </table:table-cell>
          <table:table-cell table:style-name="ce8" office:value-type="string" calcext:value-type="string">
            <text:p>https://h3geo.org/docs/</text:p>
          </table:table-cell>
          <table:table-cell table:style-name="ce2" table:formula="of:=COM.MICROSOFT.CONCAT(&quot;[&quot;;[.B28];&quot;][&quot;;[.A28];&quot;]&quot;)" office:value-type="string" office:string-value="[h3][27]" calcext:value-type="string">
            <text:p>[h3][27]</text:p>
          </table:table-cell>
          <table:table-cell table:style-name="ce2" table:formula="of:=COM.MICROSOFT.CONCAT([.C28]; &quot;&quot;)" office:value-type="string" office:string-value="Vector" calcext:value-type="string">
            <text:p>Vector</text:p>
          </table:table-cell>
          <table:table-cell table:style-name="ce2" table:formula="of:=COM.MICROSOFT.CONCAT([.D28];&quot;&quot;)">
            <text:p/>
          </table:table-cell>
          <table:table-cell table:style-name="ce2" table:formula="of:=COM.MICROSOFT.CONCAT([.E28];&quot;&quot;)" office:value-type="string" office:string-value="uber" calcext:value-type="string">
            <text:p>uber</text:p>
          </table:table-cell>
          <table:table-cell table:style-name="ce23" table:formula="of:=COM.MICROSOFT.CONCAT(&quot;[&quot;;[.A28];&quot;]: &quot;;[.F28])" office:value-type="string" office:string-value="[27]: https://h3geo.org/docs/" calcext:value-type="string">
            <text:p>[27]: https://h3geo.org/docs/</text:p>
          </table:table-cell>
          <table:table-cell table:number-columns-repeated="101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ipyleafle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github.com/jupyter-widgets/ipyleaflet</text:p>
          </table:table-cell>
          <table:table-cell table:style-name="ce2" table:formula="of:=COM.MICROSOFT.CONCAT(&quot;[&quot;;[.B29];&quot;][&quot;;[.A29];&quot;]&quot;)" office:value-type="string" office:string-value="[ipyleaflet][28]" calcext:value-type="string">
            <text:p>[ipyleaflet][28]</text:p>
          </table:table-cell>
          <table:table-cell table:style-name="ce2" table:formula="of:=COM.MICROSOFT.CONCAT([.C29]; &quot;&quot;)" office:value-type="string" office:string-value="Raster" calcext:value-type="string">
            <text:p>Raster</text:p>
          </table:table-cell>
          <table:table-cell table:style-name="ce2" table:formula="of:=COM.MICROSOFT.CONCAT([.D29];&quot;&quot;)">
            <text:p/>
          </table:table-cell>
          <table:table-cell table:style-name="ce2" table:formula="of:=COM.MICROSOFT.CONCAT([.E29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29];&quot;]: &quot;;[.F29])" office:value-type="string" office:string-value="[28]: https://github.com/jupyter-widgets/ipyleaflet" calcext:value-type="string">
            <text:p>[28]: https://github.com/jupyter-widgets/ipyleaflet</text:p>
          </table:table-cell>
          <table:table-cell table:number-columns-repeated="101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stS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ensor</text:p>
          </table:table-cell>
          <table:table-cell table:style-name="ce8" office:value-type="string" calcext:value-type="string">
            <text:p>http://istsos.org/en/latest/doc/</text:p>
          </table:table-cell>
          <table:table-cell table:style-name="ce2" table:formula="of:=COM.MICROSOFT.CONCAT(&quot;[&quot;;[.B30];&quot;][&quot;;[.A30];&quot;]&quot;)" office:value-type="string" office:string-value="[istSOS][29]" calcext:value-type="string">
            <text:p>[istSOS][29]</text:p>
          </table:table-cell>
          <table:table-cell table:style-name="ce2" table:formula="of:=COM.MICROSOFT.CONCAT([.C30]; &quot;&quot;)" office:value-type="string" office:string-value="Vector" calcext:value-type="string">
            <text:p>Vector</text:p>
          </table:table-cell>
          <table:table-cell table:style-name="ce2" table:formula="of:=COM.MICROSOFT.CONCAT([.D30];&quot;&quot;)">
            <text:p/>
          </table:table-cell>
          <table:table-cell table:style-name="ce2" table:formula="of:=COM.MICROSOFT.CONCAT([.E30];&quot;&quot;)" office:value-type="string" office:string-value="Sensor" calcext:value-type="string">
            <text:p>Sensor</text:p>
          </table:table-cell>
          <table:table-cell table:style-name="ce23" table:formula="of:=COM.MICROSOFT.CONCAT(&quot;[&quot;;[.A30];&quot;]: &quot;;[.F30])" office:value-type="string" office:string-value="[29]: http://istsos.org/en/latest/doc/" calcext:value-type="string">
            <text:p>[29]: http://istsos.org/en/latest/doc/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aszip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github.com/tmontaigu/laszip-python</text:p>
          </table:table-cell>
          <table:table-cell table:style-name="ce2" table:formula="of:=COM.MICROSOFT.CONCAT(&quot;[&quot;;[.B31];&quot;][&quot;;[.A31];&quot;]&quot;)" office:value-type="string" office:string-value="[laszip][30]" calcext:value-type="string">
            <text:p>[laszip][30]</text:p>
          </table:table-cell>
          <table:table-cell table:style-name="ce2" table:formula="of:=COM.MICROSOFT.CONCAT([.C31]; &quot;&quot;)" office:value-type="string" office:string-value="PointCloud" calcext:value-type="string">
            <text:p>PointCloud</text:p>
          </table:table-cell>
          <table:table-cell table:style-name="ce2" table:formula="of:=COM.MICROSOFT.CONCAT([.D31];&quot;&quot;)">
            <text:p/>
          </table:table-cell>
          <table:table-cell table:style-name="ce2" table:formula="of:=COM.MICROSOFT.CONCAT([.E31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1];&quot;]: &quot;;[.F31])" office:value-type="string" office:string-value="[30]: https://github.com/tmontaigu/laszip-python" calcext:value-type="string">
            <text:p>[30]: https://github.com/tmontaigu/laszip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ib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liblas.org/tutorial/python.html</text:p>
          </table:table-cell>
          <table:table-cell table:style-name="ce2" table:formula="of:=COM.MICROSOFT.CONCAT(&quot;[&quot;;[.B32];&quot;][&quot;;[.A32];&quot;]&quot;)" office:value-type="string" office:string-value="[liblas][31]" calcext:value-type="string">
            <text:p>[liblas][31]</text:p>
          </table:table-cell>
          <table:table-cell table:style-name="ce2" table:formula="of:=COM.MICROSOFT.CONCAT([.C32]; &quot;&quot;)" office:value-type="string" office:string-value="PointCloud" calcext:value-type="string">
            <text:p>PointCloud</text:p>
          </table:table-cell>
          <table:table-cell table:style-name="ce2" table:formula="of:=COM.MICROSOFT.CONCAT([.D32];&quot;&quot;)">
            <text:p/>
          </table:table-cell>
          <table:table-cell table:style-name="ce2" table:formula="of:=COM.MICROSOFT.CONCAT([.E3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2];&quot;]: &quot;;[.F32])" office:value-type="string" office:string-value="[31]: https://liblas.org/tutorial/python.html" calcext:value-type="string">
            <text:p>[31]: https://liblas.org/tutorial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libosmium</text:p>
          </table:table-cell>
          <table:table-cell table:style-name="ce5" office:value-type="string" calcext:value-type="string">
            <text:p>Vector</text:p>
          </table:table-cell>
          <table:table-cell table:number-columns-repeated="2" table:style-name="ce5" office:value-type="string" calcext:value-type="string">
            <text:p>OSM</text:p>
          </table:table-cell>
          <table:table-cell table:style-name="ce8" office:value-type="string" calcext:value-type="string">
            <text:p>https://github.com/osmcode/pyosmium</text:p>
          </table:table-cell>
          <table:table-cell table:style-name="ce2" table:formula="of:=COM.MICROSOFT.CONCAT(&quot;[&quot;;[.B33];&quot;][&quot;;[.A33];&quot;]&quot;)" office:value-type="string" office:string-value="[libosmium][32]" calcext:value-type="string">
            <text:p>[libosmium][32]</text:p>
          </table:table-cell>
          <table:table-cell table:style-name="ce2" table:formula="of:=COM.MICROSOFT.CONCAT([.C33]; &quot;&quot;)" office:value-type="string" office:string-value="Vector" calcext:value-type="string">
            <text:p>Vector</text:p>
          </table:table-cell>
          <table:table-cell table:style-name="ce2" table:formula="of:=COM.MICROSOFT.CONCAT([.D33];&quot;&quot;)" office:value-type="string" office:string-value="OSM" calcext:value-type="string">
            <text:p>OSM</text:p>
          </table:table-cell>
          <table:table-cell table:style-name="ce2" table:formula="of:=COM.MICROSOFT.CONCAT([.E33];&quot;&quot;)" office:value-type="string" office:string-value="OSM" calcext:value-type="string">
            <text:p>OSM</text:p>
          </table:table-cell>
          <table:table-cell table:style-name="ce23" table:formula="of:=COM.MICROSOFT.CONCAT(&quot;[&quot;;[.A33];&quot;]: &quot;;[.F33])" office:value-type="string" office:string-value="[32]: https://github.com/osmcode/pyosmium" calcext:value-type="string">
            <text:p>[32]: https://github.com/osmcode/pyosmium</text:p>
          </table:table-cell>
          <table:table-cell table:number-columns-repeated="1013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LİDAR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DEM</text:p>
          </table:table-cell>
          <table:table-cell table:style-name="ce8" office:value-type="string" calcext:value-type="string">
            <text:p>https://lidar.gishub.org/</text:p>
          </table:table-cell>
          <table:table-cell table:style-name="ce2" table:formula="of:=COM.MICROSOFT.CONCAT(&quot;[&quot;;[.B34];&quot;][&quot;;[.A34];&quot;]&quot;)" office:value-type="string" office:string-value="[LİDAR][33]" calcext:value-type="string">
            <text:p>[LİDAR][33]</text:p>
          </table:table-cell>
          <table:table-cell table:style-name="ce2" table:formula="of:=COM.MICROSOFT.CONCAT([.C3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4];&quot;&quot;)">
            <text:p/>
          </table:table-cell>
          <table:table-cell table:style-name="ce2" table:formula="of:=COM.MICROSOFT.CONCAT([.E34];&quot;&quot;)" office:value-type="string" office:string-value="DEM" calcext:value-type="string">
            <text:p>DEM</text:p>
          </table:table-cell>
          <table:table-cell table:style-name="ce23" table:formula="of:=COM.MICROSOFT.CONCAT(&quot;[&quot;;[.A34];&quot;]: &quot;;[.F34])" office:value-type="string" office:string-value="[33]: https://lidar.gishub.org/" calcext:value-type="string">
            <text:p>[33]: https://lidar.gishub.org/</text:p>
          </table:table-cell>
          <table:table-cell table:number-columns-repeated="101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mapboxgl-jupyter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mapbox</text:p>
          </table:table-cell>
          <table:table-cell table:style-name="ce8" office:value-type="string" calcext:value-type="string">
            <text:p>https://mapbox-mapboxgl-jupyter.readthedocs-hosted.com/en/latest/</text:p>
          </table:table-cell>
          <table:table-cell table:style-name="ce2" table:formula="of:=COM.MICROSOFT.CONCAT(&quot;[&quot;;[.B35];&quot;][&quot;;[.A35];&quot;]&quot;)" office:value-type="string" office:string-value="[mapboxgl-jupyter][34]" calcext:value-type="string">
            <text:p>[mapboxgl-jupyter][34]</text:p>
          </table:table-cell>
          <table:table-cell table:style-name="ce2" table:formula="of:=COM.MICROSOFT.CONCAT([.C3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5];&quot;&quot;)" office:value-type="string" office:string-value="mapbox" calcext:value-type="string">
            <text:p>mapbox</text:p>
          </table:table-cell>
          <table:table-cell table:style-name="ce2" table:formula="of:=COM.MICROSOFT.CONCAT([.E35];&quot;&quot;)" office:value-type="string" office:string-value="mapbox" calcext:value-type="string">
            <text:p>mapbox</text:p>
          </table:table-cell>
          <table:table-cell table:style-name="ce23" table:formula="of:=COM.MICROSOFT.CONCAT(&quot;[&quot;;[.A35];&quot;]: &quot;;[.F35])" office:value-type="string" office:string-value="[34]: https://mapbox-mapboxgl-jupyter.readthedocs-hosted.com/en/latest/" calcext:value-type="string">
            <text:p>[34]: https://mapbox-mapboxgl-jupyter.readthedocs-hosted.com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mapclassif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choropleth classification</text:p>
          </table:table-cell>
          <table:table-cell table:style-name="ce8" office:value-type="string" calcext:value-type="string">
            <text:p>https://github.com/pysal/mapclassify</text:p>
          </table:table-cell>
          <table:table-cell table:style-name="ce2" table:formula="of:=COM.MICROSOFT.CONCAT(&quot;[&quot;;[.B36];&quot;][&quot;;[.A36];&quot;]&quot;)" office:value-type="string" office:string-value="[mapclassify][35]" calcext:value-type="string">
            <text:p>[mapclassify][35]</text:p>
          </table:table-cell>
          <table:table-cell table:style-name="ce2" table:formula="of:=COM.MICROSOFT.CONCAT([.C36]; &quot;&quot;)" office:value-type="string" office:string-value="Raster" calcext:value-type="string">
            <text:p>Raster</text:p>
          </table:table-cell>
          <table:table-cell table:style-name="ce2" table:formula="of:=COM.MICROSOFT.CONCAT([.D36];&quot;&quot;)">
            <text:p/>
          </table:table-cell>
          <table:table-cell table:style-name="ce2" table:formula="of:=COM.MICROSOFT.CONCAT([.E36];&quot;&quot;)" office:value-type="string" office:string-value="choropleth classification" calcext:value-type="string">
            <text:p>choropleth classification</text:p>
          </table:table-cell>
          <table:table-cell table:style-name="ce23" table:formula="of:=COM.MICROSOFT.CONCAT(&quot;[&quot;;[.A36];&quot;]: &quot;;[.F36])" office:value-type="string" office:string-value="[35]: https://github.com/pysal/mapclassify" calcext:value-type="string">
            <text:p>[35]: https://github.com/pysal/mapclassify</text:p>
          </table:table-cell>
          <table:table-cell table:number-columns-repeated="1013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Mapnik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Mapnik Boost</text:p>
          </table:table-cell>
          <table:table-cell table:style-name="ce8" office:value-type="string" calcext:value-type="string">
            <text:p>https://mapnik.org/docs/v2.2.0/api/python/index.html</text:p>
          </table:table-cell>
          <table:table-cell table:style-name="ce2" table:formula="of:=COM.MICROSOFT.CONCAT(&quot;[&quot;;[.B37];&quot;][&quot;;[.A37];&quot;]&quot;)" office:value-type="string" office:string-value="[Mapnik][36]" calcext:value-type="string">
            <text:p>[Mapnik][36]</text:p>
          </table:table-cell>
          <table:table-cell table:style-name="ce2" table:formula="of:=COM.MICROSOFT.CONCAT([.C37]; &quot;&quot;)" office:value-type="string" office:string-value="raster" calcext:value-type="string">
            <text:p>raster</text:p>
          </table:table-cell>
          <table:table-cell table:style-name="ce2" table:formula="of:=COM.MICROSOFT.CONCAT([.D37];&quot;&quot;)">
            <text:p/>
          </table:table-cell>
          <table:table-cell table:style-name="ce2" table:formula="of:=COM.MICROSOFT.CONCAT([.E37];&quot;&quot;)" office:value-type="string" office:string-value="Mapnik Boost" calcext:value-type="string">
            <text:p>Mapnik Boost</text:p>
          </table:table-cell>
          <table:table-cell table:style-name="ce23" table:formula="of:=COM.MICROSOFT.CONCAT(&quot;[&quot;;[.A37];&quot;]: &quot;;[.F37])" office:value-type="string" office:string-value="[36]: https://mapnik.org/docs/v2.2.0/api/python/index.html" calcext:value-type="string">
            <text:p>[36]: https://mapnik.org/docs/v2.2.0/api/python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MatPlotLib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matplotlib.org/stable/api/index.html</text:p>
          </table:table-cell>
          <table:table-cell table:style-name="ce2" table:formula="of:=COM.MICROSOFT.CONCAT(&quot;[&quot;;[.B38];&quot;][&quot;;[.A38];&quot;]&quot;)" office:value-type="string" office:string-value="[MatPlotLib][37]" calcext:value-type="string">
            <text:p>[MatPlotLib][37]</text:p>
          </table:table-cell>
          <table:table-cell table:style-name="ce2" table:formula="of:=COM.MICROSOFT.CONCAT([.C3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8];&quot;&quot;)">
            <text:p/>
          </table:table-cell>
          <table:table-cell table:style-name="ce2" table:formula="of:=COM.MICROSOFT.CONCAT([.E38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38];&quot;]: &quot;;[.F38])" office:value-type="string" office:string-value="[37]: https://matplotlib.org/stable/api/index.html" calcext:value-type="string">
            <text:p>[37]: https://matplotlib.org/stable/api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md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mesh</text:p>
          </table:table-cell>
          <table:table-cell table:style-name="ce8" office:value-type="string" calcext:value-type="string">
            <text:p>https://www.mdal.xyz/api/python_api.html#python-api</text:p>
          </table:table-cell>
          <table:table-cell table:style-name="ce2" table:formula="of:=COM.MICROSOFT.CONCAT(&quot;[&quot;;[.B39];&quot;][&quot;;[.A39];&quot;]&quot;)" office:value-type="string" office:string-value="[mdal][38]" calcext:value-type="string">
            <text:p>[mdal][38]</text:p>
          </table:table-cell>
          <table:table-cell table:style-name="ce2" table:formula="of:=COM.MICROSOFT.CONCAT([.C39]; &quot;&quot;)" office:value-type="string" office:string-value="Vector" calcext:value-type="string">
            <text:p>Vector</text:p>
          </table:table-cell>
          <table:table-cell table:style-name="ce2" table:formula="of:=COM.MICROSOFT.CONCAT([.D39];&quot;&quot;)">
            <text:p/>
          </table:table-cell>
          <table:table-cell table:style-name="ce2" table:formula="of:=COM.MICROSOFT.CONCAT([.E39];&quot;&quot;)" office:value-type="string" office:string-value="mesh" calcext:value-type="string">
            <text:p>mesh</text:p>
          </table:table-cell>
          <table:table-cell table:style-name="ce23" table:formula="of:=COM.MICROSOFT.CONCAT(&quot;[&quot;;[.A39];&quot;]: &quot;;[.F39])" office:value-type="string" office:string-value="[38]: https://www.mdal.xyz/api/python_api.html#python-api" calcext:value-type="string">
            <text:p>[38]: https://www.mdal.xyz/api/python_api.html#python-api</text:p>
          </table:table-cell>
          <table:table-cell table:number-columns-repeated="101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networkx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networkx.org/documentation/stable/reference/index.html</text:p>
          </table:table-cell>
          <table:table-cell table:style-name="ce2" table:formula="of:=COM.MICROSOFT.CONCAT(&quot;[&quot;;[.B40];&quot;][&quot;;[.A40];&quot;]&quot;)" office:value-type="string" office:string-value="[networkx][39]" calcext:value-type="string">
            <text:p>[networkx][39]</text:p>
          </table:table-cell>
          <table:table-cell table:style-name="ce2" table:formula="of:=COM.MICROSOFT.CONCAT([.C40]; &quot;&quot;)" office:value-type="string" office:string-value="Vector" calcext:value-type="string">
            <text:p>Vector</text:p>
          </table:table-cell>
          <table:table-cell table:style-name="ce2" table:formula="of:=COM.MICROSOFT.CONCAT([.D40];&quot;&quot;)">
            <text:p/>
          </table:table-cell>
          <table:table-cell table:style-name="ce2" table:formula="of:=COM.MICROSOFT.CONCAT([.E40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0];&quot;]: &quot;;[.F40])" office:value-type="string" office:string-value="[39]: https://networkx.org/documentation/stable/reference/index.html" calcext:value-type="string">
            <text:p>[39]: https://networkx.org/documentation/stable/referenc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Numpy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rray</text:p>
          </table:table-cell>
          <table:table-cell table:style-name="ce8" office:value-type="string" calcext:value-type="string">
            <text:p>https://numpy.org/doc/stable/reference/index.html#reference</text:p>
          </table:table-cell>
          <table:table-cell table:style-name="ce2" table:formula="of:=COM.MICROSOFT.CONCAT(&quot;[&quot;;[.B41];&quot;][&quot;;[.A41];&quot;]&quot;)" office:value-type="string" office:string-value="[Numpy][40]" calcext:value-type="string">
            <text:p>[Numpy][40]</text:p>
          </table:table-cell>
          <table:table-cell table:style-name="ce2" table:formula="of:=COM.MICROSOFT.CONCAT([.C41]; &quot;&quot;)" office:value-type="string" office:string-value="Vector" calcext:value-type="string">
            <text:p>Vector</text:p>
          </table:table-cell>
          <table:table-cell table:style-name="ce2" table:formula="of:=COM.MICROSOFT.CONCAT([.D41];&quot;&quot;)">
            <text:p/>
          </table:table-cell>
          <table:table-cell table:style-name="ce2" table:formula="of:=COM.MICROSOFT.CONCAT([.E41];&quot;&quot;)" office:value-type="string" office:string-value="Array" calcext:value-type="string">
            <text:p>Array</text:p>
          </table:table-cell>
          <table:table-cell table:style-name="ce23" table:formula="of:=COM.MICROSOFT.CONCAT(&quot;[&quot;;[.A41];&quot;]: &quot;;[.F41])" office:value-type="string" office:string-value="[40]: https://numpy.org/doc/stable/reference/index.html#reference" calcext:value-type="string">
            <text:p>[40]: https://numpy.org/doc/stable/reference/index.html#reference</text:p>
          </table:table-cell>
          <table:table-cell table:number-columns-repeated="101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Opencv-python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Vision</text:p>
          </table:table-cell>
          <table:table-cell table:style-name="ce8" office:value-type="string" calcext:value-type="string">
            <text:p>https://pypi.org/project/opencv-python/</text:p>
          </table:table-cell>
          <table:table-cell table:style-name="ce2" table:formula="of:=COM.MICROSOFT.CONCAT(&quot;[&quot;;[.B42];&quot;][&quot;;[.A42];&quot;]&quot;)" office:value-type="string" office:string-value="[Opencv-python][41]" calcext:value-type="string">
            <text:p>[Opencv-python][41]</text:p>
          </table:table-cell>
          <table:table-cell table:style-name="ce2" table:formula="of:=COM.MICROSOFT.CONCAT([.C42]; &quot;&quot;)" office:value-type="string" office:string-value="Raster" calcext:value-type="string">
            <text:p>Raster</text:p>
          </table:table-cell>
          <table:table-cell table:style-name="ce2" table:formula="of:=COM.MICROSOFT.CONCAT([.D42];&quot;&quot;)">
            <text:p/>
          </table:table-cell>
          <table:table-cell table:style-name="ce2" table:formula="of:=COM.MICROSOFT.CONCAT([.E42];&quot;&quot;)" office:value-type="string" office:string-value="Vision" calcext:value-type="string">
            <text:p>Vision</text:p>
          </table:table-cell>
          <table:table-cell table:style-name="ce23" table:formula="of:=COM.MICROSOFT.CONCAT(&quot;[&quot;;[.A42];&quot;]: &quot;;[.F42])" office:value-type="string" office:string-value="[41]: https://pypi.org/project/opencv-python/" calcext:value-type="string">
            <text:p>[41]: https://pypi.org/project/opencv-python/</text:p>
          </table:table-cell>
          <table:table-cell table:number-columns-repeated="101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route</text:p>
          </table:table-cell>
          <table:table-cell table:style-name="ce8" office:value-type="string" calcext:value-type="string">
            <text:p>https://openrouteservice.org/dev/#/api-docs</text:p>
          </table:table-cell>
          <table:table-cell table:style-name="ce2" table:formula="of:=COM.MICROSOFT.CONCAT(&quot;[&quot;;[.B43];&quot;][&quot;;[.A43];&quot;]&quot;)" office:value-type="string" office:string-value="[openrouteservice][42]" calcext:value-type="string">
            <text:p>[openrouteservice][42]</text:p>
          </table:table-cell>
          <table:table-cell table:style-name="ce2" table:formula="of:=COM.MICROSOFT.CONCAT([.C43]; &quot;&quot;)" office:value-type="string" office:string-value="Vector" calcext:value-type="string">
            <text:p>Vector</text:p>
          </table:table-cell>
          <table:table-cell table:style-name="ce2" table:formula="of:=COM.MICROSOFT.CONCAT([.D43];&quot;&quot;)" office:value-type="string" office:string-value="openrouteservice" calcext:value-type="string">
            <text:p>openrouteservice</text:p>
          </table:table-cell>
          <table:table-cell table:style-name="ce2" table:formula="of:=COM.MICROSOFT.CONCAT([.E43];&quot;&quot;)" office:value-type="string" office:string-value="route" calcext:value-type="string">
            <text:p>route</text:p>
          </table:table-cell>
          <table:table-cell table:style-name="ce23" table:formula="of:=COM.MICROSOFT.CONCAT(&quot;[&quot;;[.A43];&quot;]: &quot;;[.F43])" office:value-type="string" office:string-value="[42]: https://openrouteservice.org/dev/#/api-docs" calcext:value-type="string">
            <text:p>[42]: https://openrouteservice.org/dev/#/api-docs</text:p>
          </table:table-cell>
          <table:table-cell table:number-columns-repeated="1013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OSMnx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osmnx.readthedocs.io/en/stable/index.html</text:p>
          </table:table-cell>
          <table:table-cell table:style-name="ce2" table:formula="of:=COM.MICROSOFT.CONCAT(&quot;[&quot;;[.B44];&quot;][&quot;;[.A44];&quot;]&quot;)" office:value-type="string" office:string-value="[OSMnx][43]" calcext:value-type="string">
            <text:p>[OSMnx][43]</text:p>
          </table:table-cell>
          <table:table-cell table:style-name="ce2" table:formula="of:=COM.MICROSOFT.CONCAT([.C44]; &quot;&quot;)" office:value-type="string" office:string-value="Vector" calcext:value-type="string">
            <text:p>Vector</text:p>
          </table:table-cell>
          <table:table-cell table:style-name="ce2" table:formula="of:=COM.MICROSOFT.CONCAT([.D44];&quot;&quot;)" office:value-type="string" office:string-value="osm" calcext:value-type="string">
            <text:p>osm</text:p>
          </table:table-cell>
          <table:table-cell table:style-name="ce2" table:formula="of:=COM.MICROSOFT.CONCAT([.E44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4];&quot;]: &quot;;[.F44])" office:value-type="string" office:string-value="[43]: https://osmnx.readthedocs.io/en/stable/index.html" calcext:value-type="string">
            <text:p>[43]: https://osmnx.readthedocs.io/en/stable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panda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 network</text:p>
          </table:table-cell>
          <table:table-cell table:style-name="ce8" office:value-type="string" calcext:value-type="string">
            <text:p>http://udst.github.io/pandana/</text:p>
          </table:table-cell>
          <table:table-cell table:style-name="ce2" table:formula="of:=COM.MICROSOFT.CONCAT(&quot;[&quot;;[.B45];&quot;][&quot;;[.A45];&quot;]&quot;)" office:value-type="string" office:string-value="[pandana][44]" calcext:value-type="string">
            <text:p>[pandana][44]</text:p>
          </table:table-cell>
          <table:table-cell table:style-name="ce2" table:formula="of:=COM.MICROSOFT.CONCAT([.C45]; &quot;&quot;)" office:value-type="string" office:string-value="Vector" calcext:value-type="string">
            <text:p>Vector</text:p>
          </table:table-cell>
          <table:table-cell table:style-name="ce2" table:formula="of:=COM.MICROSOFT.CONCAT([.D45];&quot;&quot;)">
            <text:p/>
          </table:table-cell>
          <table:table-cell table:style-name="ce2" table:formula="of:=COM.MICROSOFT.CONCAT([.E45];&quot;&quot;)" office:value-type="string" office:string-value="pandas network" calcext:value-type="string">
            <text:p>pandas network</text:p>
          </table:table-cell>
          <table:table-cell table:style-name="ce23" table:formula="of:=COM.MICROSOFT.CONCAT(&quot;[&quot;;[.A45];&quot;]: &quot;;[.F45])" office:value-type="string" office:string-value="[44]: http://udst.github.io/pandana/" calcext:value-type="string">
            <text:p>[44]: http://udst.github.io/pandana/</text:p>
          </table:table-cell>
          <table:table-cell table:number-columns-repeated="101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pdal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pointcloud</text:p>
          </table:table-cell>
          <table:table-cell table:style-name="ce8" office:value-type="string" calcext:value-type="string">
            <text:p>https://pdal.io/python.html</text:p>
          </table:table-cell>
          <table:table-cell table:style-name="ce2" table:formula="of:=COM.MICROSOFT.CONCAT(&quot;[&quot;;[.B46];&quot;][&quot;;[.A46];&quot;]&quot;)" office:value-type="string" office:string-value="[pdal][45]" calcext:value-type="string">
            <text:p>[pdal][45]</text:p>
          </table:table-cell>
          <table:table-cell table:style-name="ce2" table:formula="of:=COM.MICROSOFT.CONCAT([.C46]; &quot;&quot;)" office:value-type="string" office:string-value="PointCloud" calcext:value-type="string">
            <text:p>PointCloud</text:p>
          </table:table-cell>
          <table:table-cell table:style-name="ce2" table:formula="of:=COM.MICROSOFT.CONCAT([.D46];&quot;&quot;)">
            <text:p/>
          </table:table-cell>
          <table:table-cell table:style-name="ce2" table:formula="of:=COM.MICROSOFT.CONCAT([.E46];&quot;&quot;)" office:value-type="string" office:string-value="pointcloud" calcext:value-type="string">
            <text:p>pointcloud</text:p>
          </table:table-cell>
          <table:table-cell table:style-name="ce23" table:formula="of:=COM.MICROSOFT.CONCAT(&quot;[&quot;;[.A46];&quot;]: &quot;;[.F46])" office:value-type="string" office:string-value="[45]: https://pdal.io/python.html" calcext:value-type="string">
            <text:p>[45]: https://pdal.io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pea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</text:p>
          </table:table-cell>
          <table:table-cell table:style-name="ce8" office:value-type="string" calcext:value-type="string">
            <text:p>https://github.com/kuanb/peartree</text:p>
          </table:table-cell>
          <table:table-cell table:style-name="ce2" table:formula="of:=COM.MICROSOFT.CONCAT(&quot;[&quot;;[.B47];&quot;][&quot;;[.A47];&quot;]&quot;)" office:value-type="string" office:string-value="[peartree][46]" calcext:value-type="string">
            <text:p>[peartree][46]</text:p>
          </table:table-cell>
          <table:table-cell table:style-name="ce2" table:formula="of:=COM.MICROSOFT.CONCAT([.C47]; &quot;&quot;)" office:value-type="string" office:string-value="Vector" calcext:value-type="string">
            <text:p>Vector</text:p>
          </table:table-cell>
          <table:table-cell table:style-name="ce2" table:formula="of:=COM.MICROSOFT.CONCAT([.D47];&quot;&quot;)">
            <text:p/>
          </table:table-cell>
          <table:table-cell table:style-name="ce2" table:formula="of:=COM.MICROSOFT.CONCAT([.E47];&quot;&quot;)" office:value-type="string" office:string-value="network" calcext:value-type="string">
            <text:p>network</text:p>
          </table:table-cell>
          <table:table-cell table:style-name="ce23" table:formula="of:=COM.MICROSOFT.CONCAT(&quot;[&quot;;[.A47];&quot;]: &quot;;[.F47])" office:value-type="string" office:string-value="[46]: https://github.com/kuanb/peartree" calcext:value-type="string">
            <text:p>[46]: https://github.com/kuanb/peartree</text:p>
          </table:table-cell>
          <table:table-cell table:number-columns-repeated="101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psycopg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grouting</text:p>
          </table:table-cell>
          <table:table-cell table:style-name="ce8" office:value-type="string" calcext:value-type="string">
            <text:p>https://github.com/herrkaefer/psycopgr</text:p>
          </table:table-cell>
          <table:table-cell table:style-name="ce2" table:formula="of:=COM.MICROSOFT.CONCAT(&quot;[&quot;;[.B48];&quot;][&quot;;[.A48];&quot;]&quot;)" office:value-type="string" office:string-value="[psycopgr][47]" calcext:value-type="string">
            <text:p>[psycopgr][47]</text:p>
          </table:table-cell>
          <table:table-cell table:style-name="ce2" table:formula="of:=COM.MICROSOFT.CONCAT([.C48]; &quot;&quot;)" office:value-type="string" office:string-value="Vector" calcext:value-type="string">
            <text:p>Vector</text:p>
          </table:table-cell>
          <table:table-cell table:style-name="ce2" table:formula="of:=COM.MICROSOFT.CONCAT([.D48];&quot;&quot;)">
            <text:p/>
          </table:table-cell>
          <table:table-cell table:style-name="ce2" table:formula="of:=COM.MICROSOFT.CONCAT([.E48];&quot;&quot;)" office:value-type="string" office:string-value="pgrouting" calcext:value-type="string">
            <text:p>pgrouting</text:p>
          </table:table-cell>
          <table:table-cell table:style-name="ce23" table:formula="of:=COM.MICROSOFT.CONCAT(&quot;[&quot;;[.A48];&quot;]: &quot;;[.F48])" office:value-type="string" office:string-value="[47]: https://github.com/herrkaefer/psycopgr" calcext:value-type="string">
            <text:p>[47]: https://github.com/herrkaefer/psycopgr</text:p>
          </table:table-cell>
          <table:table-cell table:number-columns-repeated="101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pyCWS</text:p>
          </table:table-cell>
          <table:table-cell table:style-name="ce6" table:number-columns-repeated="2"/>
          <table:table-cell table:style-name="ce5" office:value-type="string" calcext:value-type="string">
            <text:p>CSW</text:p>
          </table:table-cell>
          <table:table-cell table:style-name="ce8" office:value-type="string" calcext:value-type="string">
            <text:p>https://pycsw.org/</text:p>
          </table:table-cell>
          <table:table-cell table:style-name="ce2" table:formula="of:=COM.MICROSOFT.CONCAT(&quot;[&quot;;[.B49];&quot;][&quot;;[.A49];&quot;]&quot;)" office:value-type="string" office:string-value="[pyCWS][48]" calcext:value-type="string">
            <text:p>[pyCWS][48]</text:p>
          </table:table-cell>
          <table:table-cell table:style-name="ce2" table:formula="of:=COM.MICROSOFT.CONCAT([.C49]; &quot;&quot;)">
            <text:p/>
          </table:table-cell>
          <table:table-cell table:style-name="ce2" table:formula="of:=COM.MICROSOFT.CONCAT([.D49];&quot;&quot;)">
            <text:p/>
          </table:table-cell>
          <table:table-cell table:style-name="ce2" table:formula="of:=COM.MICROSOFT.CONCAT([.E49];&quot;&quot;)" office:value-type="string" office:string-value="CSW" calcext:value-type="string">
            <text:p>CSW</text:p>
          </table:table-cell>
          <table:table-cell table:style-name="ce23" table:formula="of:=COM.MICROSOFT.CONCAT(&quot;[&quot;;[.A49];&quot;]: &quot;;[.F49])" office:value-type="string" office:string-value="[48]: https://pycsw.org/" calcext:value-type="string">
            <text:p>[48]: https://pycsw.org/</text:p>
          </table:table-cell>
          <table:table-cell table:number-columns-repeated="1013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pygeoapi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OGC Feature API</text:p>
          </table:table-cell>
          <table:table-cell table:style-name="ce8" office:value-type="string" calcext:value-type="string">
            <text:p>https://docs.pygeoapi.io/en/stable/index.html</text:p>
          </table:table-cell>
          <table:table-cell table:style-name="ce2" table:formula="of:=COM.MICROSOFT.CONCAT(&quot;[&quot;;[.B50];&quot;][&quot;;[.A50];&quot;]&quot;)" office:value-type="string" office:string-value="[pygeoapi][49]" calcext:value-type="string">
            <text:p>[pygeoapi][49]</text:p>
          </table:table-cell>
          <table:table-cell table:style-name="ce2" table:formula="of:=COM.MICROSOFT.CONCAT([.C50]; &quot;&quot;)" office:value-type="string" office:string-value="Vector" calcext:value-type="string">
            <text:p>Vector</text:p>
          </table:table-cell>
          <table:table-cell table:style-name="ce2" table:formula="of:=COM.MICROSOFT.CONCAT([.D50];&quot;&quot;)">
            <text:p/>
          </table:table-cell>
          <table:table-cell table:style-name="ce2" table:formula="of:=COM.MICROSOFT.CONCAT([.E50];&quot;&quot;)" office:value-type="string" office:string-value="OGC Feature API" calcext:value-type="string">
            <text:p>OGC Feature API</text:p>
          </table:table-cell>
          <table:table-cell table:style-name="ce23" table:formula="of:=COM.MICROSOFT.CONCAT(&quot;[&quot;;[.A50];&quot;]: &quot;;[.F50])" office:value-type="string" office:string-value="[49]: https://docs.pygeoapi.io/en/stable/index.html" calcext:value-type="string">
            <text:p>[49]: https://docs.pygeoapi.io/en/stable/index.html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PyGMT</text:p>
          </table:table-cell>
          <table:table-cell table:style-name="ce5" office:value-type="string" calcext:value-type="string">
            <text:p>Vector &amp; Raster</text:p>
          </table:table-cell>
          <table:table-cell table:style-name="ce5" office:value-type="string" calcext:value-type="string">
            <text:p>Blue Marble</text:p>
          </table:table-cell>
          <table:table-cell table:style-name="ce5" office:value-type="string" calcext:value-type="string">
            <text:p>generic mapping tools</text:p>
          </table:table-cell>
          <table:table-cell table:style-name="ce8" office:value-type="string" calcext:value-type="string">
            <text:p>https://www.pygmt.org/latest/</text:p>
          </table:table-cell>
          <table:table-cell table:style-name="ce2" table:formula="of:=COM.MICROSOFT.CONCAT(&quot;[&quot;;[.B51];&quot;][&quot;;[.A51];&quot;]&quot;)" office:value-type="string" office:string-value="[PyGMT][50]" calcext:value-type="string">
            <text:p>[PyGMT][50]</text:p>
          </table:table-cell>
          <table:table-cell table:style-name="ce2" table:formula="of:=COM.MICROSOFT.CONCAT([.C5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1];&quot;&quot;)" office:value-type="string" office:string-value="Blue Marble" calcext:value-type="string">
            <text:p>Blue Marble</text:p>
          </table:table-cell>
          <table:table-cell table:style-name="ce2" table:formula="of:=COM.MICROSOFT.CONCAT([.E51];&quot;&quot;)" office:value-type="string" office:string-value="generic mapping tools" calcext:value-type="string">
            <text:p>generic mapping tools</text:p>
          </table:table-cell>
          <table:table-cell table:style-name="ce23" table:formula="of:=COM.MICROSOFT.CONCAT(&quot;[&quot;;[.A51];&quot;]: &quot;;[.F51])" office:value-type="string" office:string-value="[50]: https://www.pygmt.org/latest/" calcext:value-type="string">
            <text:p>[50]: https://www.pygmt.org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py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pylas.readthedocs.io/en/latest/index.html</text:p>
          </table:table-cell>
          <table:table-cell table:style-name="ce2" table:formula="of:=COM.MICROSOFT.CONCAT(&quot;[&quot;;[.B52];&quot;][&quot;;[.A52];&quot;]&quot;)" office:value-type="string" office:string-value="[pylas][51]" calcext:value-type="string">
            <text:p>[pylas][51]</text:p>
          </table:table-cell>
          <table:table-cell table:style-name="ce2" table:formula="of:=COM.MICROSOFT.CONCAT([.C52]; &quot;&quot;)" office:value-type="string" office:string-value="PointCloud" calcext:value-type="string">
            <text:p>PointCloud</text:p>
          </table:table-cell>
          <table:table-cell table:style-name="ce2" table:formula="of:=COM.MICROSOFT.CONCAT([.D52];&quot;&quot;)">
            <text:p/>
          </table:table-cell>
          <table:table-cell table:style-name="ce2" table:formula="of:=COM.MICROSOFT.CONCAT([.E5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52];&quot;]: &quot;;[.F52])" office:value-type="string" office:string-value="[51]: https://pylas.readthedocs.io/en/latest/index.html" calcext:value-type="string">
            <text:p>[51]: https://pylas.readthedocs.io/en/latest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ymap3d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ecef coordinate</text:p>
          </table:table-cell>
          <table:table-cell table:style-name="ce8" office:value-type="string" calcext:value-type="string">
            <text:p>https://geospace-code.github.io/pymap3d/</text:p>
          </table:table-cell>
          <table:table-cell table:style-name="ce2" table:formula="of:=COM.MICROSOFT.CONCAT(&quot;[&quot;;[.B53];&quot;][&quot;;[.A53];&quot;]&quot;)" office:value-type="string" office:string-value="[pymap3d][52]" calcext:value-type="string">
            <text:p>[pymap3d][52]</text:p>
          </table:table-cell>
          <table:table-cell table:style-name="ce2" table:formula="of:=COM.MICROSOFT.CONCAT([.C53]; &quot;&quot;)" office:value-type="string" office:string-value="Vector" calcext:value-type="string">
            <text:p>Vector</text:p>
          </table:table-cell>
          <table:table-cell table:style-name="ce2" table:formula="of:=COM.MICROSOFT.CONCAT([.D53];&quot;&quot;)">
            <text:p/>
          </table:table-cell>
          <table:table-cell table:style-name="ce2" table:formula="of:=COM.MICROSOFT.CONCAT([.E53];&quot;&quot;)" office:value-type="string" office:string-value="ecef coordinate" calcext:value-type="string">
            <text:p>ecef coordinate</text:p>
          </table:table-cell>
          <table:table-cell table:style-name="ce23" table:formula="of:=COM.MICROSOFT.CONCAT(&quot;[&quot;;[.A53];&quot;]: &quot;;[.F53])" office:value-type="string" office:string-value="[52]: https://geospace-code.github.io/pymap3d/" calcext:value-type="string">
            <text:p>[52]: https://geospace-code.github.io/pymap3d/</text:p>
          </table:table-cell>
          <table:table-cell table:number-columns-repeated="1013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pyproj</text:p>
          </table:table-cell>
          <table:table-cell table:style-name="ce5" office:value-type="string" calcext:value-type="string">
            <text:p>Raster &amp; Vector</text:p>
          </table:table-cell>
          <table:table-cell table:style-name="ce6"/>
          <table:table-cell table:style-name="ce5" office:value-type="string" calcext:value-type="string">
            <text:p>CS</text:p>
          </table:table-cell>
          <table:table-cell table:style-name="ce8" office:value-type="string" calcext:value-type="string">
            <text:p>https://pyproj4.github.io/pyproj/latest/</text:p>
          </table:table-cell>
          <table:table-cell table:style-name="ce2" table:formula="of:=COM.MICROSOFT.CONCAT(&quot;[&quot;;[.B54];&quot;][&quot;;[.A54];&quot;]&quot;)" office:value-type="string" office:string-value="[pyproj][53]" calcext:value-type="string">
            <text:p>[pyproj][53]</text:p>
          </table:table-cell>
          <table:table-cell table:style-name="ce2" table:formula="of:=COM.MICROSOFT.CONCAT([.C54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54];&quot;&quot;)">
            <text:p/>
          </table:table-cell>
          <table:table-cell table:style-name="ce2" table:formula="of:=COM.MICROSOFT.CONCAT([.E54];&quot;&quot;)" office:value-type="string" office:string-value="CS" calcext:value-type="string">
            <text:p>CS</text:p>
          </table:table-cell>
          <table:table-cell table:style-name="ce23" table:formula="of:=COM.MICROSOFT.CONCAT(&quot;[&quot;;[.A54];&quot;]: &quot;;[.F54])" office:value-type="string" office:string-value="[53]: https://pyproj4.github.io/pyproj/latest/" calcext:value-type="string">
            <text:p>[53]: https://pyproj4.github.io/pyproj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pyQGIS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QGIS</text:p>
          </table:table-cell>
          <table:table-cell table:style-name="ce8" office:value-type="string" calcext:value-type="string">
            <text:p>https://qgis.org/pyqgis/master/</text:p>
          </table:table-cell>
          <table:table-cell table:style-name="ce2" table:formula="of:=COM.MICROSOFT.CONCAT(&quot;[&quot;;[.B55];&quot;][&quot;;[.A55];&quot;]&quot;)" office:value-type="string" office:string-value="[pyQGIS][54]" calcext:value-type="string">
            <text:p>[pyQGIS][54]</text:p>
          </table:table-cell>
          <table:table-cell table:style-name="ce2" table:formula="of:=COM.MICROSOFT.CONCAT([.C5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5];&quot;&quot;)">
            <text:p/>
          </table:table-cell>
          <table:table-cell table:style-name="ce2" table:formula="of:=COM.MICROSOFT.CONCAT([.E55];&quot;&quot;)" office:value-type="string" office:string-value="QGIS" calcext:value-type="string">
            <text:p>QGIS</text:p>
          </table:table-cell>
          <table:table-cell table:style-name="ce23" table:formula="of:=COM.MICROSOFT.CONCAT(&quot;[&quot;;[.A55];&quot;]: &quot;;[.F55])" office:value-type="string" office:string-value="[54]: https://qgis.org/pyqgis/master/" calcext:value-type="string">
            <text:p>[54]: https://qgis.org/pyqgis/master/</text:p>
          </table:table-cell>
          <table:table-cell table:number-columns-repeated="101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pyroutelib3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github.com/MKuranowski/pyroutelib3</text:p>
          </table:table-cell>
          <table:table-cell table:style-name="ce2" table:formula="of:=COM.MICROSOFT.CONCAT(&quot;[&quot;;[.B56];&quot;][&quot;;[.A56];&quot;]&quot;)" office:value-type="string" office:string-value="[pyroutelib3][55]" calcext:value-type="string">
            <text:p>[pyroutelib3][55]</text:p>
          </table:table-cell>
          <table:table-cell table:style-name="ce2" table:formula="of:=COM.MICROSOFT.CONCAT([.C56]; &quot;&quot;)" office:value-type="string" office:string-value="Vector" calcext:value-type="string">
            <text:p>Vector</text:p>
          </table:table-cell>
          <table:table-cell table:style-name="ce2" table:formula="of:=COM.MICROSOFT.CONCAT([.D56];&quot;&quot;)" office:value-type="string" office:string-value="osm" calcext:value-type="string">
            <text:p>osm</text:p>
          </table:table-cell>
          <table:table-cell table:style-name="ce2" table:formula="of:=COM.MICROSOFT.CONCAT([.E56];&quot;&quot;)" office:value-type="string" office:string-value="routing" calcext:value-type="string">
            <text:p>routing</text:p>
          </table:table-cell>
          <table:table-cell table:style-name="ce23" table:formula="of:=COM.MICROSOFT.CONCAT(&quot;[&quot;;[.A56];&quot;]: &quot;;[.F56])" office:value-type="string" office:string-value="[55]: https://github.com/MKuranowski/pyroutelib3" calcext:value-type="string">
            <text:p>[55]: https://github.com/MKuranowski/pyroutelib3</text:p>
          </table:table-cell>
          <table:table-cell table:number-columns-repeated="101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pys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pysal.org/libpysal/api.html</text:p>
          </table:table-cell>
          <table:table-cell table:style-name="ce2" table:formula="of:=COM.MICROSOFT.CONCAT(&quot;[&quot;;[.B57];&quot;][&quot;;[.A57];&quot;]&quot;)" office:value-type="string" office:string-value="[pysal][56]" calcext:value-type="string">
            <text:p>[pysal][56]</text:p>
          </table:table-cell>
          <table:table-cell table:style-name="ce2" table:formula="of:=COM.MICROSOFT.CONCAT([.C57]; &quot;&quot;)" office:value-type="string" office:string-value="Vector" calcext:value-type="string">
            <text:p>Vector</text:p>
          </table:table-cell>
          <table:table-cell table:style-name="ce2" table:formula="of:=COM.MICROSOFT.CONCAT([.D57];&quot;&quot;)">
            <text:p/>
          </table:table-cell>
          <table:table-cell table:style-name="ce2" table:formula="of:=COM.MICROSOFT.CONCAT([.E57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57];&quot;]: &quot;;[.F57])" office:value-type="string" office:string-value="[56]: https://pysal.org/libpysal/api.html" calcext:value-type="string">
            <text:p>[56]: https://pysal.org/libpysal/api.html</text:p>
          </table:table-cell>
          <table:table-cell table:number-columns-repeated="101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pyshp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hape</text:p>
          </table:table-cell>
          <table:table-cell table:style-name="ce8" office:value-type="string" calcext:value-type="string">
            <text:p>https://github.com/GeospatialPython/pyshp</text:p>
          </table:table-cell>
          <table:table-cell table:style-name="ce2" table:formula="of:=COM.MICROSOFT.CONCAT(&quot;[&quot;;[.B58];&quot;][&quot;;[.A58];&quot;]&quot;)" office:value-type="string" office:string-value="[pyshp][57]" calcext:value-type="string">
            <text:p>[pyshp][57]</text:p>
          </table:table-cell>
          <table:table-cell table:style-name="ce2" table:formula="of:=COM.MICROSOFT.CONCAT([.C58]; &quot;&quot;)" office:value-type="string" office:string-value="Vector" calcext:value-type="string">
            <text:p>Vector</text:p>
          </table:table-cell>
          <table:table-cell table:style-name="ce2" table:formula="of:=COM.MICROSOFT.CONCAT([.D58];&quot;&quot;)">
            <text:p/>
          </table:table-cell>
          <table:table-cell table:style-name="ce2" table:formula="of:=COM.MICROSOFT.CONCAT([.E58];&quot;&quot;)" office:value-type="string" office:string-value="shape" calcext:value-type="string">
            <text:p>shape</text:p>
          </table:table-cell>
          <table:table-cell table:style-name="ce23" table:formula="of:=COM.MICROSOFT.CONCAT(&quot;[&quot;;[.A58];&quot;]: &quot;;[.F58])" office:value-type="string" office:string-value="[57]: https://github.com/GeospatialPython/pyshp" calcext:value-type="string">
            <text:p>[57]: https://github.com/GeospatialPython/pyshp</text:p>
          </table:table-cell>
          <table:table-cell table:number-columns-repeated="101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pyWPS</text:p>
          </table:table-cell>
          <table:table-cell table:style-name="ce6" table:number-columns-repeated="2"/>
          <table:table-cell table:style-name="ce5" office:value-type="string" calcext:value-type="string">
            <text:p>WPS</text:p>
          </table:table-cell>
          <table:table-cell table:style-name="ce8" office:value-type="string" calcext:value-type="string">
            <text:p>https://pywps.org/</text:p>
          </table:table-cell>
          <table:table-cell table:style-name="ce2" table:formula="of:=COM.MICROSOFT.CONCAT(&quot;[&quot;;[.B59];&quot;][&quot;;[.A59];&quot;]&quot;)" office:value-type="string" office:string-value="[pyWPS][58]" calcext:value-type="string">
            <text:p>[pyWPS][58]</text:p>
          </table:table-cell>
          <table:table-cell table:style-name="ce2" table:formula="of:=COM.MICROSOFT.CONCAT([.C59]; &quot;&quot;)">
            <text:p/>
          </table:table-cell>
          <table:table-cell table:style-name="ce2" table:formula="of:=COM.MICROSOFT.CONCAT([.D59];&quot;&quot;)">
            <text:p/>
          </table:table-cell>
          <table:table-cell table:style-name="ce2" table:formula="of:=COM.MICROSOFT.CONCAT([.E59];&quot;&quot;)" office:value-type="string" office:string-value="WPS" calcext:value-type="string">
            <text:p>WPS</text:p>
          </table:table-cell>
          <table:table-cell table:style-name="ce23" table:formula="of:=COM.MICROSOFT.CONCAT(&quot;[&quot;;[.A59];&quot;]: &quot;;[.F59])" office:value-type="string" office:string-value="[58]: https://pywps.org/" calcext:value-type="string">
            <text:p>[58]: https://pywp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Rasterio</text:p>
          </table:table-cell>
          <table:table-cell table:style-name="ce5" office:value-type="string" calcext:value-type="string">
            <text:p>Raster</text:p>
          </table:table-cell>
          <table:table-cell table:style-name="ce6" table:number-columns-repeated="2"/>
          <table:table-cell table:style-name="ce8" office:value-type="string" calcext:value-type="string">
            <text:p>https://rasterio.readthedocs.io/en/latest/</text:p>
          </table:table-cell>
          <table:table-cell table:style-name="ce2" table:formula="of:=COM.MICROSOFT.CONCAT(&quot;[&quot;;[.B60];&quot;][&quot;;[.A60];&quot;]&quot;)" office:value-type="string" office:string-value="[Rasterio][59]" calcext:value-type="string">
            <text:p>[Rasterio][59]</text:p>
          </table:table-cell>
          <table:table-cell table:style-name="ce2" table:formula="of:=COM.MICROSOFT.CONCAT([.C60]; &quot;&quot;)" office:value-type="string" office:string-value="Raster" calcext:value-type="string">
            <text:p>Raster</text:p>
          </table:table-cell>
          <table:table-cell table:style-name="ce2" table:formula="of:=COM.MICROSOFT.CONCAT([.D60];&quot;&quot;)">
            <text:p/>
          </table:table-cell>
          <table:table-cell table:style-name="ce2" table:formula="of:=COM.MICROSOFT.CONCAT([.E60];&quot;&quot;)">
            <text:p/>
          </table:table-cell>
          <table:table-cell table:style-name="ce23" table:formula="of:=COM.MICROSOFT.CONCAT(&quot;[&quot;;[.A60];&quot;]: &quot;;[.F60])" office:value-type="string" office:string-value="[59]: https://rasterio.readthedocs.io/en/latest/" calcext:value-type="string">
            <text:p>[59]: https://rasterio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R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gular expressions</text:p>
          </table:table-cell>
          <table:table-cell table:style-name="ce8" office:value-type="string" calcext:value-type="string">
            <text:p>https://docs.python.org/3/library/re.html</text:p>
          </table:table-cell>
          <table:table-cell table:style-name="ce2" table:formula="of:=COM.MICROSOFT.CONCAT(&quot;[&quot;;[.B61];&quot;][&quot;;[.A61];&quot;]&quot;)" office:value-type="string" office:string-value="[Re][60]" calcext:value-type="string">
            <text:p>[Re][60]</text:p>
          </table:table-cell>
          <table:table-cell table:style-name="ce2" table:formula="of:=COM.MICROSOFT.CONCAT([.C61]; &quot;&quot;)" office:value-type="string" office:string-value="Vector" calcext:value-type="string">
            <text:p>Vector</text:p>
          </table:table-cell>
          <table:table-cell table:style-name="ce2" table:formula="of:=COM.MICROSOFT.CONCAT([.D61];&quot;&quot;)">
            <text:p/>
          </table:table-cell>
          <table:table-cell table:style-name="ce2" table:formula="of:=COM.MICROSOFT.CONCAT([.E61];&quot;&quot;)" office:value-type="string" office:string-value="regular expressions" calcext:value-type="string">
            <text:p>regular expressions</text:p>
          </table:table-cell>
          <table:table-cell table:style-name="ce23" table:formula="of:=COM.MICROSOFT.CONCAT(&quot;[&quot;;[.A61];&quot;]: &quot;;[.F61])" office:value-type="string" office:string-value="[60]: https://docs.python.org/3/library/re.html" calcext:value-type="string">
            <text:p>[60]: https://docs.python.org/3/library/r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routing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google ors here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routingpy.readthedocs.io/en/latest/?badge=latest</text:p>
          </table:table-cell>
          <table:table-cell table:style-name="ce2" table:formula="of:=COM.MICROSOFT.CONCAT(&quot;[&quot;;[.B62];&quot;][&quot;;[.A62];&quot;]&quot;)" office:value-type="string" office:string-value="[routingpy][61]" calcext:value-type="string">
            <text:p>[routingpy][61]</text:p>
          </table:table-cell>
          <table:table-cell table:style-name="ce2" table:formula="of:=COM.MICROSOFT.CONCAT([.C62]; &quot;&quot;)" office:value-type="string" office:string-value="Vector" calcext:value-type="string">
            <text:p>Vector</text:p>
          </table:table-cell>
          <table:table-cell table:style-name="ce2" table:formula="of:=COM.MICROSOFT.CONCAT([.D62];&quot;&quot;)" office:value-type="string" office:string-value="google ors here" calcext:value-type="string">
            <text:p>google ors here</text:p>
          </table:table-cell>
          <table:table-cell table:style-name="ce2" table:formula="of:=COM.MICROSOFT.CONCAT([.E62];&quot;&quot;)" office:value-type="string" office:string-value="routing" calcext:value-type="string">
            <text:p>routing</text:p>
          </table:table-cell>
          <table:table-cell table:style-name="ce23" table:formula="of:=COM.MICROSOFT.CONCAT(&quot;[&quot;;[.A62];&quot;]: &quot;;[.F62])" office:value-type="string" office:string-value="[61]: https://routingpy.readthedocs.io/en/latest/?badge=latest" calcext:value-type="string">
            <text:p>[61]: https://routingpy.readthedocs.io/en/latest/?badge=latest</text:p>
          </table:table-cell>
          <table:table-cell table:number-columns-repeated="1013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RSGISLib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remote sensing</text:p>
          </table:table-cell>
          <table:table-cell table:style-name="ce8" office:value-type="string" calcext:value-type="string">
            <text:p>http://rsgislib.org/rsgislib.html</text:p>
          </table:table-cell>
          <table:table-cell table:style-name="ce2" table:formula="of:=COM.MICROSOFT.CONCAT(&quot;[&quot;;[.B63];&quot;][&quot;;[.A63];&quot;]&quot;)" office:value-type="string" office:string-value="[RSGISLib][62]" calcext:value-type="string">
            <text:p>[RSGISLib][62]</text:p>
          </table:table-cell>
          <table:table-cell table:style-name="ce2" table:formula="of:=COM.MICROSOFT.CONCAT([.C63]; &quot;&quot;)" office:value-type="string" office:string-value="Raster" calcext:value-type="string">
            <text:p>Raster</text:p>
          </table:table-cell>
          <table:table-cell table:style-name="ce2" table:formula="of:=COM.MICROSOFT.CONCAT([.D63];&quot;&quot;)">
            <text:p/>
          </table:table-cell>
          <table:table-cell table:style-name="ce2" table:formula="of:=COM.MICROSOFT.CONCAT([.E63];&quot;&quot;)" office:value-type="string" office:string-value="remote sensing" calcext:value-type="string">
            <text:p>remote sensing</text:p>
          </table:table-cell>
          <table:table-cell table:style-name="ce23" table:formula="of:=COM.MICROSOFT.CONCAT(&quot;[&quot;;[.A63];&quot;]: &quot;;[.F63])" office:value-type="string" office:string-value="[62]: http://rsgislib.org/rsgislib.html" calcext:value-type="string">
            <text:p>[62]: http://rsgislib.org/rsgislib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 indexing</text:p>
          </table:table-cell>
          <table:table-cell table:style-name="ce8" office:value-type="string" calcext:value-type="string">
            <text:p>https://toblerity.org/rtree/</text:p>
          </table:table-cell>
          <table:table-cell table:style-name="ce2" table:formula="of:=COM.MICROSOFT.CONCAT(&quot;[&quot;;[.B64];&quot;][&quot;;[.A64];&quot;]&quot;)" office:value-type="string" office:string-value="[RTree][63]" calcext:value-type="string">
            <text:p>[RTree][63]</text:p>
          </table:table-cell>
          <table:table-cell table:style-name="ce2" table:formula="of:=COM.MICROSOFT.CONCAT([.C64]; &quot;&quot;)" office:value-type="string" office:string-value="Vector" calcext:value-type="string">
            <text:p>Vector</text:p>
          </table:table-cell>
          <table:table-cell table:style-name="ce2" table:formula="of:=COM.MICROSOFT.CONCAT([.D64];&quot;&quot;)">
            <text:p/>
          </table:table-cell>
          <table:table-cell table:style-name="ce2" table:formula="of:=COM.MICROSOFT.CONCAT([.E64];&quot;&quot;)" office:value-type="string" office:string-value="Spatial indexing" calcext:value-type="string">
            <text:p>Spatial indexing</text:p>
          </table:table-cell>
          <table:table-cell table:style-name="ce23" table:formula="of:=COM.MICROSOFT.CONCAT(&quot;[&quot;;[.A64];&quot;]: &quot;;[.F64])" office:value-type="string" office:string-value="[63]: https://toblerity.org/rtree/" calcext:value-type="string">
            <text:p>[63]: https://toblerity.org/rtree/</text:p>
          </table:table-cell>
          <table:table-cell table:number-columns-repeated="101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sciki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scikit-image.org/docs/stable/api/api.html</text:p>
          </table:table-cell>
          <table:table-cell table:style-name="ce2" table:formula="of:=COM.MICROSOFT.CONCAT(&quot;[&quot;;[.B65];&quot;][&quot;;[.A65];&quot;]&quot;)" office:value-type="string" office:string-value="[scikit][64]" calcext:value-type="string">
            <text:p>[scikit][64]</text:p>
          </table:table-cell>
          <table:table-cell table:style-name="ce2" table:formula="of:=COM.MICROSOFT.CONCAT([.C65]; &quot;&quot;)" office:value-type="string" office:string-value="Raster" calcext:value-type="string">
            <text:p>Raster</text:p>
          </table:table-cell>
          <table:table-cell table:style-name="ce2" table:formula="of:=COM.MICROSOFT.CONCAT([.D65];&quot;&quot;)">
            <text:p/>
          </table:table-cell>
          <table:table-cell table:style-name="ce2" table:formula="of:=COM.MICROSOFT.CONCAT([.E65];&quot;&quot;)" office:value-type="string" office:string-value="image" calcext:value-type="string">
            <text:p>image</text:p>
          </table:table-cell>
          <table:table-cell table:style-name="ce23" table:formula="of:=COM.MICROSOFT.CONCAT(&quot;[&quot;;[.A65];&quot;]: &quot;;[.F65])" office:value-type="string" office:string-value="[64]: https://scikit-image.org/docs/stable/api/api.html" calcext:value-type="string">
            <text:p>[64]: https://scikit-image.org/docs/stable/api/api.html</text:p>
          </table:table-cell>
          <table:table-cell table:number-columns-repeated="101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sentinelhub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entinel landsat modis</text:p>
          </table:table-cell>
          <table:table-cell table:style-name="ce6"/>
          <table:table-cell table:style-name="ce8" office:value-type="string" calcext:value-type="string">
            <text:p>https://sentinelhub-py.readthedocs.io/en/latest/</text:p>
          </table:table-cell>
          <table:table-cell table:style-name="ce2" table:formula="of:=COM.MICROSOFT.CONCAT(&quot;[&quot;;[.B66];&quot;][&quot;;[.A66];&quot;]&quot;)" office:value-type="string" office:string-value="[sentinelhub][65]" calcext:value-type="string">
            <text:p>[sentinelhub][65]</text:p>
          </table:table-cell>
          <table:table-cell table:style-name="ce2" table:formula="of:=COM.MICROSOFT.CONCAT([.C66]; &quot;&quot;)" office:value-type="string" office:string-value="Raster" calcext:value-type="string">
            <text:p>Raster</text:p>
          </table:table-cell>
          <table:table-cell table:style-name="ce2" table:formula="of:=COM.MICROSOFT.CONCAT([.D66];&quot;&quot;)" office:value-type="string" office:string-value="sentinel landsat modis" calcext:value-type="string">
            <text:p>sentinel landsat modis</text:p>
          </table:table-cell>
          <table:table-cell table:style-name="ce2" table:formula="of:=COM.MICROSOFT.CONCAT([.E66];&quot;&quot;)">
            <text:p/>
          </table:table-cell>
          <table:table-cell table:style-name="ce23" table:formula="of:=COM.MICROSOFT.CONCAT(&quot;[&quot;;[.A66];&quot;]: &quot;;[.F66])" office:value-type="string" office:string-value="[65]: https://sentinelhub-py.readthedocs.io/en/latest/" calcext:value-type="string">
            <text:p>[65]: https://sentinelhub-py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Shapel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shapely.readthedocs.io/en/stable/</text:p>
          </table:table-cell>
          <table:table-cell table:style-name="ce2" table:formula="of:=COM.MICROSOFT.CONCAT(&quot;[&quot;;[.B67];&quot;][&quot;;[.A67];&quot;]&quot;)" office:value-type="string" office:string-value="[Shapely][66]" calcext:value-type="string">
            <text:p>[Shapely][66]</text:p>
          </table:table-cell>
          <table:table-cell table:style-name="ce2" table:formula="of:=COM.MICROSOFT.CONCAT([.C67]; &quot;&quot;)" office:value-type="string" office:string-value="Vector" calcext:value-type="string">
            <text:p>Vector</text:p>
          </table:table-cell>
          <table:table-cell table:style-name="ce2" table:formula="of:=COM.MICROSOFT.CONCAT([.D67];&quot;&quot;)">
            <text:p/>
          </table:table-cell>
          <table:table-cell table:style-name="ce2" table:formula="of:=COM.MICROSOFT.CONCAT([.E67];&quot;&quot;)">
            <text:p/>
          </table:table-cell>
          <table:table-cell table:style-name="ce23" table:formula="of:=COM.MICROSOFT.CONCAT(&quot;[&quot;;[.A67];&quot;]: &quot;;[.F67])" office:value-type="string" office:string-value="[66]: https://shapely.readthedocs.io/en/stable/" calcext:value-type="string">
            <text:p>[66]: https://shapely.readthedocs.io/en/stable/</text:p>
          </table:table-cell>
          <table:table-cell table:number-columns-repeated="1013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urbansim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tatistical models</text:p>
          </table:table-cell>
          <table:table-cell table:style-name="ce8" office:value-type="string" calcext:value-type="string">
            <text:p>https://udst.github.io/urbansim/index.html</text:p>
          </table:table-cell>
          <table:table-cell table:style-name="ce2" table:formula="of:=COM.MICROSOFT.CONCAT(&quot;[&quot;;[.B68];&quot;][&quot;;[.A68];&quot;]&quot;)" office:value-type="string" office:string-value="[urbansim][67]" calcext:value-type="string">
            <text:p>[urbansim][67]</text:p>
          </table:table-cell>
          <table:table-cell table:style-name="ce2" table:formula="of:=COM.MICROSOFT.CONCAT([.C68]; &quot;&quot;)" office:value-type="string" office:string-value="Vector" calcext:value-type="string">
            <text:p>Vector</text:p>
          </table:table-cell>
          <table:table-cell table:style-name="ce2" table:formula="of:=COM.MICROSOFT.CONCAT([.D68];&quot;&quot;)">
            <text:p/>
          </table:table-cell>
          <table:table-cell table:style-name="ce2" table:formula="of:=COM.MICROSOFT.CONCAT([.E68];&quot;&quot;)" office:value-type="string" office:string-value="statistical models" calcext:value-type="string">
            <text:p>statistical models</text:p>
          </table:table-cell>
          <table:table-cell table:style-name="ce23" table:formula="of:=COM.MICROSOFT.CONCAT(&quot;[&quot;;[.A68];&quot;]: &quot;;[.F68])" office:value-type="string" office:string-value="[67]: https://udst.github.io/urbansim/index.html" calcext:value-type="string">
            <text:p>[67]: https://udst.github.io/urbansim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verde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gridding</text:p>
          </table:table-cell>
          <table:table-cell table:style-name="ce8" office:value-type="string" calcext:value-type="string">
            <text:p>https://www.fatiando.org/verde/latest/</text:p>
          </table:table-cell>
          <table:table-cell table:style-name="ce2" table:formula="of:=COM.MICROSOFT.CONCAT(&quot;[&quot;;[.B69];&quot;][&quot;;[.A69];&quot;]&quot;)" office:value-type="string" office:string-value="[verde][68]" calcext:value-type="string">
            <text:p>[verde][68]</text:p>
          </table:table-cell>
          <table:table-cell table:style-name="ce2" table:formula="of:=COM.MICROSOFT.CONCAT([.C69]; &quot;&quot;)" office:value-type="string" office:string-value="Raster" calcext:value-type="string">
            <text:p>Raster</text:p>
          </table:table-cell>
          <table:table-cell table:style-name="ce2" table:formula="of:=COM.MICROSOFT.CONCAT([.D69];&quot;&quot;)">
            <text:p/>
          </table:table-cell>
          <table:table-cell table:style-name="ce2" table:formula="of:=COM.MICROSOFT.CONCAT([.E69];&quot;&quot;)" office:value-type="string" office:string-value="gridding" calcext:value-type="string">
            <text:p>gridding</text:p>
          </table:table-cell>
          <table:table-cell table:style-name="ce23" table:formula="of:=COM.MICROSOFT.CONCAT(&quot;[&quot;;[.A69];&quot;]: &quot;;[.F69])" office:value-type="string" office:string-value="[68]: https://www.fatiando.org/verde/latest/" calcext:value-type="string">
            <text:p>[68]: https://www.fatiando.org/verde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whitebox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github.com/giswqs/whitebox-python</text:p>
          </table:table-cell>
          <table:table-cell table:style-name="ce2" table:formula="of:=COM.MICROSOFT.CONCAT(&quot;[&quot;;[.B70];&quot;][&quot;;[.A70];&quot;]&quot;)" office:value-type="string" office:string-value="[whitebox][69]" calcext:value-type="string">
            <text:p>[whitebox][69]</text:p>
          </table:table-cell>
          <table:table-cell table:style-name="ce2" table:formula="of:=COM.MICROSOFT.CONCAT([.C7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0];&quot;&quot;)">
            <text:p/>
          </table:table-cell>
          <table:table-cell table:style-name="ce2" table:formula="of:=COM.MICROSOFT.CONCAT([.E70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70];&quot;]: &quot;;[.F70])" office:value-type="string" office:string-value="[69]: https://github.com/giswqs/whitebox-python" calcext:value-type="string">
            <text:p>[69]: https://github.com/giswqs/whitebox-python</text:p>
          </table:table-cell>
          <table:table-cell table:number-columns-repeated="1013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GemGI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height elevation</text:p>
          </table:table-cell>
          <table:table-cell table:style-name="ce20" office:value-type="string" calcext:value-type="string">
            <text:p>https://gemgis.readthedocs.io</text:p>
          </table:table-cell>
          <table:table-cell table:style-name="ce2" table:formula="of:=COM.MICROSOFT.CONCAT(&quot;[&quot;;[.B71];&quot;][&quot;;[.A71];&quot;]&quot;)" office:value-type="string" office:string-value="[GemGIS][70]" calcext:value-type="string">
            <text:p>[GemGIS][70]</text:p>
          </table:table-cell>
          <table:table-cell table:style-name="ce2" table:formula="of:=COM.MICROSOFT.CONCAT([.C7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1];&quot;&quot;)">
            <text:p/>
          </table:table-cell>
          <table:table-cell table:style-name="ce2" table:formula="of:=COM.MICROSOFT.CONCAT([.E71];&quot;&quot;)" office:value-type="string" office:string-value="height elevation" calcext:value-type="string">
            <text:p>height elevation</text:p>
          </table:table-cell>
          <table:table-cell table:style-name="ce23" table:formula="of:=COM.MICROSOFT.CONCAT(&quot;[&quot;;[.A71];&quot;]: &quot;;[.F71])" office:value-type="string" office:string-value="[70]: https://gemgis.readthedocs.io" calcext:value-type="string">
            <text:p>[70]: https://gemgis.readthedocs.io</text:p>
          </table:table-cell>
          <table:table-cell table:number-columns-repeated="1013"/>
        </table:table-row>
        <table:table-row table:style-name="ro4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ovingPand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moving</text:p>
          </table:table-cell>
          <table:table-cell table:style-name="ce20" office:value-type="string" calcext:value-type="string">
            <text:p>https://movingpandas.github.io/movingpandas/</text:p>
          </table:table-cell>
          <table:table-cell table:style-name="ce2" table:formula="of:=COM.MICROSOFT.CONCAT(&quot;[&quot;;[.B72];&quot;][&quot;;[.A72];&quot;]&quot;)" office:value-type="string" office:string-value="[MovingPandas][71]" calcext:value-type="string">
            <text:p>[MovingPandas][71]</text:p>
          </table:table-cell>
          <table:table-cell table:style-name="ce2" table:formula="of:=COM.MICROSOFT.CONCAT([.C72]; &quot;&quot;)" office:value-type="string" office:string-value="Vector" calcext:value-type="string">
            <text:p>Vector</text:p>
          </table:table-cell>
          <table:table-cell table:style-name="ce2" table:formula="of:=COM.MICROSOFT.CONCAT([.D72];&quot;&quot;)">
            <text:p/>
          </table:table-cell>
          <table:table-cell table:style-name="ce2" table:formula="of:=COM.MICROSOFT.CONCAT([.E72];&quot;&quot;)" office:value-type="string" office:string-value="moving" calcext:value-type="string">
            <text:p>moving</text:p>
          </table:table-cell>
          <table:table-cell table:style-name="ce23" table:formula="of:=COM.MICROSOFT.CONCAT(&quot;[&quot;;[.A72];&quot;]: &quot;;[.F72])" office:value-type="string" office:string-value="[71]: https://movingpandas.github.io/movingpandas/" calcext:value-type="string">
            <text:p>[71]: https://movingpandas.github.io/movingpandas/</text:p>
          </table:table-cell>
          <table:table-cell table:number-columns-repeated="1013"/>
        </table:table-row>
        <table:table-row table:style-name="ro4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GeoSnap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Neighbourhood</text:p>
          </table:table-cell>
          <table:table-cell table:style-name="ce20" office:value-type="string" calcext:value-type="string">
            <text:p>https://spatialucr.github.io/geosnap-guide</text:p>
          </table:table-cell>
          <table:table-cell table:style-name="ce2" table:formula="of:=COM.MICROSOFT.CONCAT(&quot;[&quot;;[.B73];&quot;][&quot;;[.A73];&quot;]&quot;)" office:value-type="string" office:string-value="[GeoSnap][72]" calcext:value-type="string">
            <text:p>[GeoSnap][72]</text:p>
          </table:table-cell>
          <table:table-cell table:style-name="ce2" table:formula="of:=COM.MICROSOFT.CONCAT([.C73]; &quot;&quot;)" office:value-type="string" office:string-value="Vector" calcext:value-type="string">
            <text:p>Vector</text:p>
          </table:table-cell>
          <table:table-cell table:style-name="ce2" table:formula="of:=COM.MICROSOFT.CONCAT([.D73];&quot;&quot;)">
            <text:p/>
          </table:table-cell>
          <table:table-cell table:style-name="ce2" table:formula="of:=COM.MICROSOFT.CONCAT([.E73];&quot;&quot;)" office:value-type="string" office:string-value="Neighbourhood" calcext:value-type="string">
            <text:p>Neighbourhood</text:p>
          </table:table-cell>
          <table:table-cell table:style-name="ce23" table:formula="of:=COM.MICROSOFT.CONCAT(&quot;[&quot;;[.A73];&quot;]: &quot;;[.F73])" office:value-type="string" office:string-value="[72]: https://spatialucr.github.io/geosnap-guide" calcext:value-type="string">
            <text:p>[72]: https://spatialucr.github.io/geosnap-guide</text:p>
          </table:table-cell>
          <table:table-cell table:number-columns-repeated="1013"/>
        </table:table-row>
        <table:table-row table:style-name="ro4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GeoCube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geopandas xarray</text:p>
          </table:table-cell>
          <table:table-cell table:style-name="ce20" office:value-type="string" calcext:value-type="string">
            <text:p>https://corteva.github.io/geocube</text:p>
          </table:table-cell>
          <table:table-cell table:style-name="ce2" table:formula="of:=COM.MICROSOFT.CONCAT(&quot;[&quot;;[.B74];&quot;][&quot;;[.A74];&quot;]&quot;)" office:value-type="string" office:string-value="[GeoCube][73]" calcext:value-type="string">
            <text:p>[GeoCube][73]</text:p>
          </table:table-cell>
          <table:table-cell table:style-name="ce2" table:formula="of:=COM.MICROSOFT.CONCAT([.C74]; &quot;&quot;)" office:value-type="string" office:string-value="Vector" calcext:value-type="string">
            <text:p>Vector</text:p>
          </table:table-cell>
          <table:table-cell table:style-name="ce2" table:formula="of:=COM.MICROSOFT.CONCAT([.D74];&quot;&quot;)">
            <text:p/>
          </table:table-cell>
          <table:table-cell table:style-name="ce2" table:formula="of:=COM.MICROSOFT.CONCAT([.E74];&quot;&quot;)" office:value-type="string" office:string-value="geopandas xarray" calcext:value-type="string">
            <text:p>geopandas xarray</text:p>
          </table:table-cell>
          <table:table-cell table:style-name="ce23" table:formula="of:=COM.MICROSOFT.CONCAT(&quot;[&quot;;[.A74];&quot;]: &quot;;[.F74])" office:value-type="string" office:string-value="[73]: https://corteva.github.io/geocube" calcext:value-type="string">
            <text:p>[73]: https://corteva.github.io/geocube</text:p>
          </table:table-cell>
          <table:table-cell table:number-columns-repeated="101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QLAlchemy</text:p>
          </table:table-cell>
          <table:table-cell table:style-name="ce2" office:value-type="string" calcext:value-type="string">
            <text:p>Database</text:p>
          </table:table-cell>
          <table:table-cell table:style-name="ce2"/>
          <table:table-cell table:style-name="ce2" office:value-type="string" calcext:value-type="string">
            <text:p>SQL</text:p>
          </table:table-cell>
          <table:table-cell table:style-name="ce20" office:value-type="string" calcext:value-type="string">
            <text:p><text:a xlink:href="https://docs.sqlalchemy.org/en/20/" xlink:type="simple">https://docs.sqlalchemy.org/en/20/</text:a></text:p>
          </table:table-cell>
          <table:table-cell table:style-name="ce2" table:formula="of:=COM.MICROSOFT.CONCAT(&quot;[&quot;;[.B75];&quot;][&quot;;[.A75];&quot;]&quot;)" office:value-type="string" office:string-value="[SQLAlchemy][74]" calcext:value-type="string">
            <text:p>[SQLAlchemy][74]</text:p>
          </table:table-cell>
          <table:table-cell table:style-name="ce2" table:formula="of:=COM.MICROSOFT.CONCAT([.C75]; &quot;&quot;)" office:value-type="string" office:string-value="Database" calcext:value-type="string">
            <text:p>Database</text:p>
          </table:table-cell>
          <table:table-cell table:style-name="ce2" table:formula="of:=COM.MICROSOFT.CONCAT([.D75];&quot;&quot;)">
            <text:p/>
          </table:table-cell>
          <table:table-cell table:style-name="ce2" table:formula="of:=COM.MICROSOFT.CONCAT([.E75];&quot;&quot;)" office:value-type="string" office:string-value="SQL" calcext:value-type="string">
            <text:p>SQL</text:p>
          </table:table-cell>
          <table:table-cell table:style-name="ce23" table:formula="of:=COM.MICROSOFT.CONCAT(&quot;[&quot;;[.A75];&quot;]: &quot;;[.F75])" office:value-type="string" office:string-value="[74]: https://docs.sqlalchemy.org/en/20/" calcext:value-type="string">
            <text:p>[74]: https://docs.sqlalchemy.org/en/20/</text:p>
          </table:table-cell>
          <table:table-cell table:number-columns-repeated="101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GeoView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graphic</text:p>
          </table:table-cell>
          <table:table-cell table:style-name="ce20" office:value-type="string" calcext:value-type="string">
            <text:p><text:a xlink:href="https://geoviews.org/" xlink:type="simple">https://geoviews.org/</text:a></text:p>
          </table:table-cell>
          <table:table-cell table:style-name="ce2" table:formula="of:=COM.MICROSOFT.CONCAT(&quot;[&quot;;[.B76];&quot;][&quot;;[.A76];&quot;]&quot;)" office:value-type="string" office:string-value="[GeoViews][75]" calcext:value-type="string">
            <text:p>[GeoViews][75]</text:p>
          </table:table-cell>
          <table:table-cell table:style-name="ce2" table:formula="of:=COM.MICROSOFT.CONCAT([.C7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6];&quot;&quot;)">
            <text:p/>
          </table:table-cell>
          <table:table-cell table:style-name="ce2" table:formula="of:=COM.MICROSOFT.CONCAT([.E76];&quot;&quot;)" office:value-type="string" office:string-value="geographic" calcext:value-type="string">
            <text:p>geographic</text:p>
          </table:table-cell>
          <table:table-cell table:style-name="ce23" table:formula="of:=COM.MICROSOFT.CONCAT(&quot;[&quot;;[.A76];&quot;]: &quot;;[.F76])" office:value-type="string" office:string-value="[75]: https://geoviews.org/" calcext:value-type="string">
            <text:p>[75]: https://geoviews.org/</text:p>
          </table:table-cell>
          <table:table-cell table:number-columns-repeated="1013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TensorFlow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machine learning</text:p>
          </table:table-cell>
          <table:table-cell table:style-name="ce20" office:value-type="string" calcext:value-type="string">
            <text:p>https://www.tensorflow.org/api_docs/python/tf</text:p>
          </table:table-cell>
          <table:table-cell table:style-name="ce2" table:formula="of:=COM.MICROSOFT.CONCAT(&quot;[&quot;;[.B77];&quot;][&quot;;[.A77];&quot;]&quot;)" office:value-type="string" office:string-value="[TensorFlow][76]" calcext:value-type="string">
            <text:p>[TensorFlow][76]</text:p>
          </table:table-cell>
          <table:table-cell table:style-name="ce2" table:formula="of:=COM.MICROSOFT.CONCAT([.C7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7];&quot;&quot;)">
            <text:p/>
          </table:table-cell>
          <table:table-cell table:style-name="ce2" table:formula="of:=COM.MICROSOFT.CONCAT([.E77];&quot;&quot;)" office:value-type="string" office:string-value="machine learning" calcext:value-type="string">
            <text:p>machine learning</text:p>
          </table:table-cell>
          <table:table-cell table:style-name="ce23" table:formula="of:=COM.MICROSOFT.CONCAT(&quot;[&quot;;[.A77];&quot;]: &quot;;[.F77])" office:value-type="string" office:string-value="[76]: https://www.tensorflow.org/api_docs/python/tf" calcext:value-type="string">
            <text:p>[76]: https://www.tensorflow.org/api_docs/python/tf</text:p>
          </table:table-cell>
          <table:table-cell table:number-columns-repeated="1013"/>
        </table:table-row>
        <table:table-row table:style-name="ro4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Ker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deep learning</text:p>
          </table:table-cell>
          <table:table-cell table:style-name="ce20" office:value-type="string" calcext:value-type="string">
            <text:p>https://keras.io/api/</text:p>
          </table:table-cell>
          <table:table-cell table:style-name="ce2" table:formula="of:=COM.MICROSOFT.CONCAT(&quot;[&quot;;[.B78];&quot;][&quot;;[.A78];&quot;]&quot;)" office:value-type="string" office:string-value="[Keras][77]" calcext:value-type="string">
            <text:p>[Keras][77]</text:p>
          </table:table-cell>
          <table:table-cell table:style-name="ce2" table:formula="of:=COM.MICROSOFT.CONCAT([.C78]; &quot;&quot;)" office:value-type="string" office:string-value="Vector" calcext:value-type="string">
            <text:p>Vector</text:p>
          </table:table-cell>
          <table:table-cell table:style-name="ce2" table:formula="of:=COM.MICROSOFT.CONCAT([.D78];&quot;&quot;)">
            <text:p/>
          </table:table-cell>
          <table:table-cell table:style-name="ce2" table:formula="of:=COM.MICROSOFT.CONCAT([.E78];&quot;&quot;)" office:value-type="string" office:string-value="deep learning" calcext:value-type="string">
            <text:p>deep learning</text:p>
          </table:table-cell>
          <table:table-cell table:style-name="ce23" table:formula="of:=COM.MICROSOFT.CONCAT(&quot;[&quot;;[.A78];&quot;]: &quot;;[.F78])" office:value-type="string" office:string-value="[77]: https://keras.io/api/" calcext:value-type="string">
            <text:p>[77]: https://keras.io/api/</text:p>
          </table:table-cell>
          <table:table-cell table:number-columns-repeated="1013"/>
        </table:table-row>
        <table:table-row table:style-name="ro4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Hugging Face</text:p>
          </table:table-cell>
          <table:table-cell table:style-name="ce2" office:value-type="string" calcext:value-type="string">
            <text:p>Semantics</text:p>
          </table:table-cell>
          <table:table-cell table:style-name="ce2"/>
          <table:table-cell table:style-name="ce2" office:value-type="string" calcext:value-type="string">
            <text:p>NLP</text:p>
          </table:table-cell>
          <table:table-cell table:style-name="ce20" office:value-type="string" calcext:value-type="string">
            <text:p>https://huggingface.co/</text:p>
          </table:table-cell>
          <table:table-cell table:style-name="ce2" table:formula="of:=COM.MICROSOFT.CONCAT(&quot;[&quot;;[.B79];&quot;][&quot;;[.A79];&quot;]&quot;)" office:value-type="string" office:string-value="[Hugging Face][78]" calcext:value-type="string">
            <text:p>[Hugging Face][78]</text:p>
          </table:table-cell>
          <table:table-cell table:style-name="ce2" table:formula="of:=COM.MICROSOFT.CONCAT([.C79]; &quot;&quot;)" office:value-type="string" office:string-value="Semantics" calcext:value-type="string">
            <text:p>Semantics</text:p>
          </table:table-cell>
          <table:table-cell table:style-name="ce2" table:formula="of:=COM.MICROSOFT.CONCAT([.D79];&quot;&quot;)">
            <text:p/>
          </table:table-cell>
          <table:table-cell table:style-name="ce2" table:formula="of:=COM.MICROSOFT.CONCAT([.E79];&quot;&quot;)" office:value-type="string" office:string-value="NLP" calcext:value-type="string">
            <text:p>NLP</text:p>
          </table:table-cell>
          <table:table-cell table:style-name="ce23" table:formula="of:=COM.MICROSOFT.CONCAT(&quot;[&quot;;[.A79];&quot;]: &quot;;[.F79])" office:value-type="string" office:string-value="[78]: https://huggingface.co/" calcext:value-type="string">
            <text:p>[78]: https://huggingface.co/</text:p>
          </table:table-cell>
          <table:table-cell table:number-columns-repeated="1013"/>
        </table:table-row>
        <table:table-row table:style-name="ro4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eoParquet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io</text:p>
          </table:table-cell>
          <table:table-cell table:style-name="ce20" office:value-type="string" calcext:value-type="string">
            <text:p>https://github.com/darcy-r/geoparquet-python</text:p>
          </table:table-cell>
          <table:table-cell table:style-name="ce2" table:formula="of:=COM.MICROSOFT.CONCAT(&quot;[&quot;;[.B80];&quot;][&quot;;[.A80];&quot;]&quot;)" office:value-type="string" office:string-value="[GeoParquet][79]" calcext:value-type="string">
            <text:p>[GeoParquet][79]</text:p>
          </table:table-cell>
          <table:table-cell table:style-name="ce2" table:formula="of:=COM.MICROSOFT.CONCAT([.C8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0];&quot;&quot;)">
            <text:p/>
          </table:table-cell>
          <table:table-cell table:style-name="ce2" table:formula="of:=COM.MICROSOFT.CONCAT([.E80];&quot;&quot;)" office:value-type="string" office:string-value="io" calcext:value-type="string">
            <text:p>io</text:p>
          </table:table-cell>
          <table:table-cell table:style-name="ce23" table:formula="of:=COM.MICROSOFT.CONCAT(&quot;[&quot;;[.A80];&quot;]: &quot;;[.F80])" office:value-type="string" office:string-value="[79]: https://github.com/darcy-r/geoparquet-python" calcext:value-type="string">
            <text:p>[79]: https://github.com/darcy-r/geoparquet-python</text:p>
          </table:table-cell>
          <table:table-cell table:number-columns-repeated="1013"/>
        </table:table-row>
        <table:table-row table:style-name="ro4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GeoPySpark</text:p>
          </table:table-cell>
          <table:table-cell table:style-name="ce2" office:value-type="string" calcext:value-type="string">
            <text:p>Raster</text:p>
          </table:table-cell>
          <table:table-cell table:style-name="ce2"/>
          <table:table-cell table:style-name="ce2" office:value-type="string" calcext:value-type="string">
            <text:p>raster processing</text:p>
          </table:table-cell>
          <table:table-cell table:style-name="ce20" office:value-type="string" calcext:value-type="string">
            <text:p>https://geopyspark.readthedocs.io/en/latest/</text:p>
          </table:table-cell>
          <table:table-cell table:style-name="ce2" table:formula="of:=COM.MICROSOFT.CONCAT(&quot;[&quot;;[.B81];&quot;][&quot;;[.A81];&quot;]&quot;)" office:value-type="string" office:string-value="[GeoPySpark][80]" calcext:value-type="string">
            <text:p>[GeoPySpark][80]</text:p>
          </table:table-cell>
          <table:table-cell table:style-name="ce2" table:formula="of:=COM.MICROSOFT.CONCAT([.C81]; &quot;&quot;)" office:value-type="string" office:string-value="Raster" calcext:value-type="string">
            <text:p>Raster</text:p>
          </table:table-cell>
          <table:table-cell table:style-name="ce2" table:formula="of:=COM.MICROSOFT.CONCAT([.D81];&quot;&quot;)">
            <text:p/>
          </table:table-cell>
          <table:table-cell table:style-name="ce2" table:formula="of:=COM.MICROSOFT.CONCAT([.E81];&quot;&quot;)" office:value-type="string" office:string-value="raster processing" calcext:value-type="string">
            <text:p>raster processing</text:p>
          </table:table-cell>
          <table:table-cell table:style-name="ce23" table:formula="of:=COM.MICROSOFT.CONCAT(&quot;[&quot;;[.A81];&quot;]: &quot;;[.F81])" office:value-type="string" office:string-value="[80]: https://geopyspark.readthedocs.io/en/latest/" calcext:value-type="string">
            <text:p>[80]: https://geopyspark.readthedocs.io/en/latest/</text:p>
          </table:table-cell>
          <table:table-cell table:number-columns-repeated="1013"/>
        </table:table-row>
        <table:table-row table:style-name="ro4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GeoDjango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eb framework</text:p>
          </table:table-cell>
          <table:table-cell table:style-name="ce20" office:value-type="string" calcext:value-type="string">
            <text:p>https://docs.djangoproject.com/en/3.2/ref/contrib/gis/</text:p>
          </table:table-cell>
          <table:table-cell table:style-name="ce2" table:formula="of:=COM.MICROSOFT.CONCAT(&quot;[&quot;;[.B82];&quot;][&quot;;[.A82];&quot;]&quot;)" office:value-type="string" office:string-value="[GeoDjango][81]" calcext:value-type="string">
            <text:p>[GeoDjango][81]</text:p>
          </table:table-cell>
          <table:table-cell table:style-name="ce2" table:formula="of:=COM.MICROSOFT.CONCAT([.C82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2];&quot;&quot;)">
            <text:p/>
          </table:table-cell>
          <table:table-cell table:style-name="ce2" table:formula="of:=COM.MICROSOFT.CONCAT([.E82];&quot;&quot;)" office:value-type="string" office:string-value="web framework" calcext:value-type="string">
            <text:p>web framework</text:p>
          </table:table-cell>
          <table:table-cell table:style-name="ce23" table:formula="of:=COM.MICROSOFT.CONCAT(&quot;[&quot;;[.A82];&quot;]: &quot;;[.F82])" office:value-type="string" office:string-value="[81]: https://docs.djangoproject.com/en/3.2/ref/contrib/gis/" calcext:value-type="string">
            <text:p>[81]: https://docs.djangoproject.com/en/3.2/ref/contrib/gis/</text:p>
          </table:table-cell>
          <table:table-cell table:number-columns-repeated="1013"/>
        </table:table-row>
        <table:table-row table:style-name="ro4">
          <table:table-cell table:style-name="ce2" office:value-type="float" office:value="82" calcext:value-type="float">
            <text:p>82</text:p>
          </table:table-cell>
          <table:table-cell table:style-name="ce17" office:value-type="string" calcext:value-type="string">
            <text:p>PyGIMLi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physics</text:p>
          </table:table-cell>
          <table:table-cell table:style-name="ce20" office:value-type="string" calcext:value-type="string">
            <text:p>https://www.pygimli.org/documentation.html</text:p>
          </table:table-cell>
          <table:table-cell table:style-name="ce2" table:formula="of:=COM.MICROSOFT.CONCAT(&quot;[&quot;;[.B83];&quot;][&quot;;[.A83];&quot;]&quot;)" office:value-type="string" office:string-value="[PyGIMLi][82]" calcext:value-type="string">
            <text:p>[PyGIMLi][82]</text:p>
          </table:table-cell>
          <table:table-cell table:style-name="ce2" table:formula="of:=COM.MICROSOFT.CONCAT([.C8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3];&quot;&quot;)">
            <text:p/>
          </table:table-cell>
          <table:table-cell table:style-name="ce2" table:formula="of:=COM.MICROSOFT.CONCAT([.E83];&quot;&quot;)" office:value-type="string" office:string-value="geophysics" calcext:value-type="string">
            <text:p>geophysics</text:p>
          </table:table-cell>
          <table:table-cell table:style-name="ce23" table:formula="of:=COM.MICROSOFT.CONCAT(&quot;[&quot;;[.A83];&quot;]: &quot;;[.F83])" office:value-type="string" office:string-value="[82]: https://www.pygimli.org/documentation.html" calcext:value-type="string">
            <text:p>[82]: https://www.pygimli.org/documentation.html</text:p>
          </table:table-cell>
          <table:table-cell table:number-columns-repeated="1013"/>
        </table:table-row>
        <table:table-row table:style-name="ro4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PyNIO</text:p>
          </table:table-cell>
          <table:table-cell table:style-name="ce2" office:value-type="string" calcext:value-type="string">
            <text:p>Vector &amp; Raster</text:p>
          </table:table-cell>
          <table:table-cell table:style-name="ce21"/>
          <table:table-cell table:style-name="ce2" office:value-type="string" calcext:value-type="string">
            <text:p>climate weather</text:p>
          </table:table-cell>
          <table:table-cell table:style-name="ce20" office:value-type="string" calcext:value-type="string">
            <text:p>https://www.pyngl.ucar.edu/Nio.shtml</text:p>
          </table:table-cell>
          <table:table-cell table:style-name="ce2" table:formula="of:=COM.MICROSOFT.CONCAT(&quot;[&quot;;[.B84];&quot;][&quot;;[.A84];&quot;]&quot;)" office:value-type="string" office:string-value="[PyNIO][83]" calcext:value-type="string">
            <text:p>[PyNIO][83]</text:p>
          </table:table-cell>
          <table:table-cell table:style-name="ce2" table:formula="of:=COM.MICROSOFT.CONCAT([.C8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4];&quot;&quot;)">
            <text:p/>
          </table:table-cell>
          <table:table-cell table:style-name="ce2" table:formula="of:=COM.MICROSOFT.CONCAT([.E84];&quot;&quot;)" office:value-type="string" office:string-value="climate weather" calcext:value-type="string">
            <text:p>climate weather</text:p>
          </table:table-cell>
          <table:table-cell table:style-name="ce23" table:formula="of:=COM.MICROSOFT.CONCAT(&quot;[&quot;;[.A84];&quot;]: &quot;;[.F84])" office:value-type="string" office:string-value="[83]: https://www.pyngl.ucar.edu/Nio.shtml" calcext:value-type="string">
            <text:p>[83]: https://www.pyngl.ucar.edu/Nio.shtml</text:p>
          </table:table-cell>
          <table:table-cell table:number-columns-repeated="1013"/>
        </table:table-row>
        <table:table-row table:style-name="ro4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OWSLib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ms wfs wmts</text:p>
          </table:table-cell>
          <table:table-cell table:style-name="ce20" office:value-type="string" calcext:value-type="string">
            <text:p><text:a xlink:href="https://owslib.readthedocs.io/en/latest/" xlink:type="simple">https://owslib.readthedocs.io/en/latest/</text:a></text:p>
          </table:table-cell>
          <table:table-cell table:style-name="ce2" table:formula="of:=COM.MICROSOFT.CONCAT(&quot;[&quot;;[.B85];&quot;][&quot;;[.A85];&quot;]&quot;)" office:value-type="string" office:string-value="[OWSLib][84]" calcext:value-type="string">
            <text:p>[OWSLib][84]</text:p>
          </table:table-cell>
          <table:table-cell table:style-name="ce2" table:formula="of:=COM.MICROSOFT.CONCAT([.C8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5];&quot;&quot;)">
            <text:p/>
          </table:table-cell>
          <table:table-cell table:style-name="ce2" table:formula="of:=COM.MICROSOFT.CONCAT([.E85];&quot;&quot;)" office:value-type="string" office:string-value="wms wfs wmts" calcext:value-type="string">
            <text:p>wms wfs wmts</text:p>
          </table:table-cell>
          <table:table-cell table:style-name="ce23" table:formula="of:=COM.MICROSOFT.CONCAT(&quot;[&quot;;[.A85];&quot;]: &quot;;[.F85])" office:value-type="string" office:string-value="[84]: https://owslib.readthedocs.io/en/latest/" calcext:value-type="string">
            <text:p>[84]: https://owslib.readthedocs.io/en/latest/</text:p>
          </table:table-cell>
          <table:table-cell table:number-columns-repeated="1013"/>
        </table:table-row>
        <table:table-row table:style-name="ro4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PyOGC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wms wfs feature</text:p>
          </table:table-cell>
          <table:table-cell table:style-name="ce20" office:value-type="string" calcext:value-type="string">
            <text:p>https://github.com/RyanWalker277/PyOGC</text:p>
          </table:table-cell>
          <table:table-cell table:style-name="ce2" table:formula="of:=COM.MICROSOFT.CONCAT(&quot;[&quot;;[.B86];&quot;][&quot;;[.A86];&quot;]&quot;)" office:value-type="string" office:string-value="[PyOGC][85]" calcext:value-type="string">
            <text:p>[PyOGC][85]</text:p>
          </table:table-cell>
          <table:table-cell table:style-name="ce2" table:formula="of:=COM.MICROSOFT.CONCAT([.C8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6];&quot;&quot;)">
            <text:p/>
          </table:table-cell>
          <table:table-cell table:style-name="ce2" table:formula="of:=COM.MICROSOFT.CONCAT([.E86];&quot;&quot;)" office:value-type="string" office:string-value="wms wfs feature" calcext:value-type="string">
            <text:p>wms wfs feature</text:p>
          </table:table-cell>
          <table:table-cell table:style-name="ce23" table:formula="of:=COM.MICROSOFT.CONCAT(&quot;[&quot;;[.A86];&quot;]: &quot;;[.F86])" office:value-type="string" office:string-value="[85]: https://github.com/RyanWalker277/PyOGC" calcext:value-type="string">
            <text:p>[85]: https://github.com/RyanWalker277/PyOGC</text:p>
          </table:table-cell>
          <table:table-cell table:number-columns-repeated="1013"/>
        </table:table-row>
        <table:table-row table:style-name="ro4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Plotly</text:p>
          </table:table-cell>
          <table:table-cell table:style-name="ce2" office:value-type="string" calcext:value-type="string">
            <text:p>Raster</text:p>
          </table:table-cell>
          <table:table-cell table:style-name="ce2"/>
          <table:table-cell table:style-name="ce2" office:value-type="string" calcext:value-type="string">
            <text:p>wms wmts xyz</text:p>
          </table:table-cell>
          <table:table-cell table:style-name="ce20" office:value-type="string" calcext:value-type="string">
            <text:p>https://plotly.com/python/</text:p>
          </table:table-cell>
          <table:table-cell table:style-name="ce2" table:formula="of:=COM.MICROSOFT.CONCAT(&quot;[&quot;;[.B87];&quot;][&quot;;[.A87];&quot;]&quot;)" office:value-type="string" office:string-value="[Plotly][86]" calcext:value-type="string">
            <text:p>[Plotly][86]</text:p>
          </table:table-cell>
          <table:table-cell table:style-name="ce2" table:formula="of:=COM.MICROSOFT.CONCAT([.C87]; &quot;&quot;)" office:value-type="string" office:string-value="Raster" calcext:value-type="string">
            <text:p>Raster</text:p>
          </table:table-cell>
          <table:table-cell table:style-name="ce2" table:formula="of:=COM.MICROSOFT.CONCAT([.D87];&quot;&quot;)">
            <text:p/>
          </table:table-cell>
          <table:table-cell table:style-name="ce2" table:formula="of:=COM.MICROSOFT.CONCAT([.E87];&quot;&quot;)" office:value-type="string" office:string-value="wms wmts xyz" calcext:value-type="string">
            <text:p>wms wmts xyz</text:p>
          </table:table-cell>
          <table:table-cell table:style-name="ce23" table:formula="of:=COM.MICROSOFT.CONCAT(&quot;[&quot;;[.A87];&quot;]: &quot;;[.F87])" office:value-type="string" office:string-value="[86]: https://plotly.com/python/" calcext:value-type="string">
            <text:p>[86]: https://plotly.com/python/</text:p>
          </table:table-cell>
          <table:table-cell table:number-columns-repeated="1013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pyDeck</text:p>
          </table:table-cell>
          <table:table-cell office:value-type="string" calcext:value-type="string">
            <text:p>Vector &amp; Raster</text:p>
          </table:table-cell>
          <table:table-cell/>
          <table:table-cell office:value-type="string" calcext:value-type="string">
            <text:p>map geojson 3D</text:p>
          </table:table-cell>
          <table:table-cell office:value-type="string" calcext:value-type="string">
            <text:p>https://deckgl.readthedocs.io/en/latest/index.html</text:p>
          </table:table-cell>
          <table:table-cell table:style-name="ce2" table:formula="of:=COM.MICROSOFT.CONCAT(&quot;[&quot;;[.B88];&quot;][&quot;;[.A88];&quot;]&quot;)" office:value-type="string" office:string-value="[pyDeck][87]" calcext:value-type="string">
            <text:p>[pyDeck][87]</text:p>
          </table:table-cell>
          <table:table-cell table:style-name="ce2" table:formula="of:=COM.MICROSOFT.CONCAT([.C8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88];&quot;&quot;)">
            <text:p/>
          </table:table-cell>
          <table:table-cell table:style-name="ce2" table:formula="of:=COM.MICROSOFT.CONCAT([.E88];&quot;&quot;)" office:value-type="string" office:string-value="map geojson 3D" calcext:value-type="string">
            <text:p>map geojson 3D</text:p>
          </table:table-cell>
          <table:table-cell table:style-name="ce23" table:formula="of:=COM.MICROSOFT.CONCAT(&quot;[&quot;;[.A88];&quot;]: &quot;;[.F88])" office:value-type="string" office:string-value="[87]: https://deckgl.readthedocs.io/en/latest/index.html" calcext:value-type="string">
            <text:p>[87]: https://deckgl.readthedocs.io/en/latest/index.html</text:p>
          </table:table-cell>
          <table:table-cell table:number-columns-repeated="101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3:19:50.973313554</meta:creation-date>
    <dc:date>2023-12-08T11:07:12.629236474</dc:date>
    <dc:creator>Murat Kendir</dc:creator>
    <meta:editing-duration>PT1H18M6S</meta:editing-duration>
    <meta:editing-cycles>12</meta:editing-cycles>
    <meta:generator>LibreOffice/7.3.7.2$Linux_X86_64 LibreOffice_project/30$Build-2</meta:generator>
    <meta:document-statistic meta:table-count="1" meta:cell-count="886" meta:object-count="0"/>
  </office:meta>
</office:document-meta>
</file>